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8pt"/>
    </style:style>
    <style:style style:name="co2" style:family="table-column">
      <style:table-column-properties fo:break-before="auto" style:column-width="88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71pt"/>
    </style:style>
    <style:style style:name="co5" style:family="table-column">
      <style:table-column-properties fo:break-before="auto" style:column-width="58.9pt"/>
    </style:style>
    <style:style style:name="ro1" style:family="table-row">
      <style:table-row-properties style:row-height="1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 tableooo:tab-color="#72bf44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="0.99pt solid #000000"/>
    </style:style>
    <style:style style:name="ce6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pt"/>
    </style:style>
    <style:style style:name="ce7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f200" fo:border="0.99pt solid #000000"/>
    </style:style>
    <style:style style:name="ce5" style:family="table-cell" style:parent-style-name="Default">
      <style:table-cell-properties fo:background-color="#fff200"/>
    </style:style>
    <style:style style:name="ce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transparent"/>
    </style:style>
    <style:style style:name="ce8" style:family="table-cell" style:parent-style-name="Default" style:data-style-name="N124">
      <style:table-cell-properties fo:background-color="#f04e4d" fo:border="0.99pt solid #000000"/>
    </style:style>
    <style:style style:name="ce9" style:family="table-cell" style:parent-style-name="Default" style:data-style-name="N124">
      <style:table-cell-properties fo:border="0.99pt solid #000000"/>
    </style:style>
    <style:style style:name="ce21" style:family="table-cell" style:parent-style-name="Default" style:data-style-name="N2">
      <style:table-cell-properties fo:border="0.99pt solid #000000"/>
    </style:style>
    <style:style style:name="ce18" style:family="table-cell" style:parent-style-name="Default" style:data-style-name="N61"/>
    <style:style style:name="ce19" style:family="table-cell" style:parent-style-name="Default" style:data-style-name="N2"/>
    <style:style style:name="ce13" style:family="table-cell" style:parent-style-name="Default" style:data-style-name="N100"/>
    <style:style style:name="ce16" style:family="table-cell" style:parent-style-name="Default" style:data-style-name="N0"/>
    <style:style style:name="ce33" style:family="table-cell" style:parent-style-name="Default">
      <style:table-cell-properties fo:background-color="#e591e1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65c295" fo:border="0.99pt solid #000000"/>
    </style:style>
    <style:style style:name="ce27" style:family="table-cell" style:parent-style-name="Default" style:data-style-name="N61">
      <style:table-cell-properties fo:border="0.99pt solid #000000"/>
    </style:style>
    <style:style style:name="ce14" style:family="table-cell" style:parent-style-name="Default" style:data-style-name="N124"/>
    <style:style style:name="ce10" style:family="table-cell" style:parent-style-name="Default" style:data-style-name="N125">
      <style:table-cell-properties fo:border="0.99pt solid #000000"/>
    </style:style>
    <style:style style:name="ce38" style:family="table-cell" style:parent-style-name="Default" style:data-style-name="N124">
      <style:table-cell-properties fo:background-color="#fff200"/>
    </style:style>
    <style:style style:name="ce45" style:family="table-cell" style:parent-style-name="Default" style:data-style-name="N124">
      <style:table-cell-properties fo:background-color="transparent" fo:border="0.99pt solid #0000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9" style:family="table-cell" style:parent-style-name="Default" style:data-style-name="N2">
      <style:table-cell-properties fo:border="none"/>
    </style:style>
    <style:style style:name="ce40" style:family="table-cell" style:parent-style-name="Default" style:data-style-name="N100">
      <style:table-cell-properties fo:background-color="#fff200" style:text-align-source="fix" style:repeat-content="false" fo:border="0.99pt solid #000000" style:vertical-align="middle"/>
      <style:paragraph-properties fo:text-align="center"/>
    </style:style>
    <style:style style:name="ce41" style:family="table-cell" style:parent-style-name="Default" style:data-style-name="N100">
      <style:table-cell-properties fo:border="0.99pt solid #000000"/>
    </style:style>
    <style:style style:name="ce42" style:family="table-cell" style:parent-style-name="Default" style:data-style-name="N123">
      <style:table-cell-properties fo:border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2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text-position="-33% 58%"/>
    </style:style>
    <style:style style:name="T3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text-position="0% 100%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cmos_25" table:style-name="ta1">
        <table:shapes>
          <draw:frame draw:z-index="0" draw:style-name="gr1" draw:text-style-name="P1" svg:width="453.51pt" svg:height="255.09pt" svg:x="5.47pt" svg:y="205.09pt">
            <draw:object draw:notify-on-update-of-ranges="cmos_25.B2:cmos_25.L2 cmos_25.A10:cmos_25.A10 cmos_25.B11:cmos_25.L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92.26pt" svg:y="206.36pt">
            <draw:object draw:notify-on-update-of-ranges="cmos_25.B14:cmos_25.L14 cmos_25.A15:cmos_25.A15 cmos_25.B15:cmos_25.L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51pt" svg:height="255.09pt" svg:x="29.45pt" svg:y="490.73pt">
            <draw:object draw:notify-on-update-of-ranges="cmos_25.B2:cmos_25.L2 cmos_25.A10:cmos_25.A10 cmos_25.B11:cmos_25.L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<text:span text:style-name="T1">I</text:span><text:span text:style-name="T2">min </text:span><text:span text:style-name="T3">(corrente mínima)</text:span></text:p>
          </table:table-cell>
          <table:covered-table-cell table:style-name="ce20"/>
          <table:covered-table-cell table:number-columns-repeated="8" table:style-name="ce1"/>
          <table:table-cell/>
          <table:table-cell table:style-name="ce33" office:value-type="string" calcext:value-type="string">
            <text:p>TEMP: 25</text:p>
          </table:table-cell>
          <table:table-cell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00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2">
          <table:table-cell table:style-name="ce6" office:value-type="string" calcext:value-type="string">
            <text:p>01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9"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9"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style-name="ce9" office:value-type="float" office:value="0.000029" calcext:value-type="float">
            <text:p>29.0E-06</text:p>
          </table:table-cell>
          <table:table-cell table:number-columns-repeated="2" table:style-name="ce8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2">
          <table:table-cell table:style-name="ce7"/>
          <table:table-cell/>
          <table:table-cell table:style-name="ce7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I min</text:p>
          </table:table-cell>
          <table:table-cell table:style-name="ce1"/>
          <table:table-cell table:style-name="ce9" table:formula="of:=MIN([.C3:.C6])" office:value-type="float" office:value="0.000015" calcext:value-type="float">
            <text:p>15.0E-06</text:p>
          </table:table-cell>
          <table:table-cell table:style-name="ce9" table:formula="of:=MIN([.D3:.D6])" office:value-type="float" office:value="0.000031" calcext:value-type="float">
            <text:p>31.0E-06</text:p>
          </table:table-cell>
          <table:table-cell table:style-name="ce9" table:formula="of:=MIN([.E3:.E6])" office:value-type="float" office:value="0.000015" calcext:value-type="float">
            <text:p>15.0E-06</text:p>
          </table:table-cell>
          <table:table-cell table:style-name="ce9" table:formula="of:=MIN([.F3:.F6])" office:value-type="float" office:value="0.000015" calcext:value-type="float">
            <text:p>15.0E-06</text:p>
          </table:table-cell>
          <table:table-cell table:style-name="ce9" table:formula="of:=MIN([.G3:.G6])" office:value-type="float" office:value="0.000015" calcext:value-type="float">
            <text:p>15.0E-06</text:p>
          </table:table-cell>
          <table:table-cell table:style-name="ce9" table:formula="of:=MIN([.H3:.H6])" office:value-type="float" office:value="0.000031" calcext:value-type="float">
            <text:p>31.0E-06</text:p>
          </table:table-cell>
          <table:table-cell table:style-name="ce9" table:formula="of:=MIN([.I3:.I6])" office:value-type="float" office:value="0.000031" calcext:value-type="float">
            <text:p>31.0E-06</text:p>
          </table:table-cell>
          <table:table-cell table:style-name="ce9" table:formula="of:=MIN([.J3:.J6])" office:value-type="float" office:value="0.000015" calcext:value-type="float">
            <text:p>15.0E-06</text:p>
          </table:table-cell>
          <table:table-cell table:style-name="ce9" table:formula="of:=MIN([.K3:.K6])" office:value-type="float" office:value="0.000031" calcext:value-type="float">
            <text:p>31.0E-06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 table:style-name="ce4" office:value-type="string" calcext:value-type="string">
            <text:p>LET</text:p>
          </table:table-cell>
          <table:table-cell table:style-name="ce1"/>
          <table:table-cell table:style-name="ce9" table:formula="of:=[.C8]*([.N3]-[.N4])/([.N5]*[.N6])" office:value-type="float" office:value="131944.444444444" calcext:value-type="float">
            <text:p>13.2E+04</text:p>
          </table:table-cell>
          <table:table-cell table:style-name="ce9" table:formula="of:=[.D8]*([.N3]-[.N4])/([.N5]*[.N6])" office:value-type="float" office:value="272685.185185185" calcext:value-type="float">
            <text:p>27.3E+04</text:p>
          </table:table-cell>
          <table:table-cell table:style-name="ce9" table:formula="of:=[.E8]*([.N3]-[.N4])/([.N5]*[.N6])" office:value-type="float" office:value="131944.444444444" calcext:value-type="float">
            <text:p>13.2E+04</text:p>
          </table:table-cell>
          <table:table-cell table:style-name="ce9" table:formula="of:=[.F8]*([.N3]-[.N4])/([.N5]*[.N6])" office:value-type="float" office:value="131944.444444444" calcext:value-type="float">
            <text:p>13.2E+04</text:p>
          </table:table-cell>
          <table:table-cell table:style-name="ce9" table:formula="of:=[.G8]*([.N3]-[.N4])/([.N5]*[.N6])" office:value-type="float" office:value="131944.444444444" calcext:value-type="float">
            <text:p>13.2E+04</text:p>
          </table:table-cell>
          <table:table-cell table:style-name="ce9" table:formula="of:=[.H8]*([.N3]-[.N4])/([.N5]*[.N6])" office:value-type="float" office:value="272685.185185185" calcext:value-type="float">
            <text:p>27.3E+04</text:p>
          </table:table-cell>
          <table:table-cell table:style-name="ce9" table:formula="of:=[.I8]*([.N3]-[.N4])/([.N5]*[.N6])" office:value-type="float" office:value="272685.185185185" calcext:value-type="float">
            <text:p>27.3E+04</text:p>
          </table:table-cell>
          <table:table-cell table:style-name="ce9" table:formula="of:=[.J8]*([.N3]-[.N4])/([.N5]*[.N6])" office:value-type="float" office:value="131944.444444444" calcext:value-type="float">
            <text:p>13.2E+04</text:p>
          </table:table-cell>
          <table:table-cell table:style-name="ce9" table:formula="of:=[.K8]*([.N3]-[.N4])/([.N5]*[.N6])" office:value-type="float" office:value="272685.185185185" calcext:value-type="float">
            <text:p>27.3E+04</text:p>
          </table:table-cell>
          <table:table-cell table:style-name="ce13"/>
          <table:table-cell table:number-columns-repeated="2"/>
        </table:table-row>
        <table:table-row table:style-name="ro2">
          <table:table-cell table:number-columns-repeated="2"/>
          <table:table-cell table:style-name="ce21" table:formula="of:=[.C10]*0.0001" office:value-type="float" office:value="13.1944444444444" calcext:value-type="float">
            <text:p>13.19</text:p>
          </table:table-cell>
          <table:table-cell table:style-name="ce21" table:formula="of:=[.D10]*0.0001" office:value-type="float" office:value="27.2685185185185" calcext:value-type="float">
            <text:p>27.27</text:p>
          </table:table-cell>
          <table:table-cell table:style-name="ce21" table:formula="of:=[.E10]*0.0001" office:value-type="float" office:value="13.1944444444444" calcext:value-type="float">
            <text:p>13.19</text:p>
          </table:table-cell>
          <table:table-cell table:style-name="ce21" table:formula="of:=[.F10]*0.0001" office:value-type="float" office:value="13.1944444444444" calcext:value-type="float">
            <text:p>13.19</text:p>
          </table:table-cell>
          <table:table-cell table:style-name="ce21" table:formula="of:=[.G10]*0.0001" office:value-type="float" office:value="13.1944444444444" calcext:value-type="float">
            <text:p>13.19</text:p>
          </table:table-cell>
          <table:table-cell table:style-name="ce21" table:formula="of:=[.H10]*0.0001" office:value-type="float" office:value="27.2685185185185" calcext:value-type="float">
            <text:p>27.27</text:p>
          </table:table-cell>
          <table:table-cell table:style-name="ce21" table:formula="of:=[.I10]*0.0001" office:value-type="float" office:value="27.2685185185185" calcext:value-type="float">
            <text:p>27.27</text:p>
          </table:table-cell>
          <table:table-cell table:style-name="ce21" table:formula="of:=[.J10]*0.0001" office:value-type="float" office:value="13.1944444444444" calcext:value-type="float">
            <text:p>13.19</text:p>
          </table:table-cell>
          <table:table-cell table:style-name="ce21" table:formula="of:=[.K10]*0.0001" office:value-type="float" office:value="27.2685185185185" calcext:value-type="float">
            <text:p>27.27</text:p>
          </table:table-cell>
          <table:table-cell table:style-name="ce16"/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style-name="ce5" office:value-type="string" calcext:value-type="string">
            <text:p>LET</text:p>
          </table:table-cell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5" office:value-type="float" office:value="1.32" calcext:value-type="float">
            <text:p>1.32</text:p>
          </table:table-cell>
          <table:table-cell table:number-columns-repeated="4" office:value-type="float" office:value="2.73" calcext:value-type="float">
            <text:p>2.73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8" table:number-columns-repeated="4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11"/>
          <table:table-cell table:style-name="ce19" table:number-columns-repeated="9"/>
          <table:table-cell table:number-columns-repeated="3"/>
        </table:table-row>
        <table:table-row table:style-name="ro2" table:number-rows-repeated="5">
          <table:table-cell table:number-columns-repeated="14"/>
        </table:table-row>
        <table:table-row table:style-name="ro2">
          <table:table-cell table:number-columns-repeated="3"/>
          <table:table-cell table:style-name="ce19" table:number-columns-repeated="9"/>
          <table:table-cell table:number-columns-repeated="2"/>
        </table:table-row>
      </table:table>
      <table:table table:name="finFET_25" table:style-name="ta1">
        <table:shapes>
          <draw:frame draw:z-index="0" draw:style-name="gr1" draw:text-style-name="P1" svg:width="453.83pt" svg:height="255.37pt" svg:x="77.58pt" svg:y="192.64pt">
            <draw:object draw:notify-on-update-of-ranges="finFET_25.B2:finFET_25.L2 finFET_25.A10:finFET_25.A10 finFET_25.B11:finFET_25.L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83pt" svg:height="255.37pt" svg:x="565.29pt" svg:y="201.32pt">
            <draw:object draw:notify-on-update-of-ranges="finFET_25.B2:finFET_25.L2 finFET_25.A10:finFET_25.A10 finFET_25.B11:finFET_25.L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I<text:span text:style-name="T4">min </text:span><text:span text:style-name="T5">(corrente mínima)</text:span></text:p>
          </table:table-cell>
          <table:covered-table-cell table:style-name="ce20"/>
          <table:covered-table-cell table:number-columns-repeated="8" table:style-name="ce1"/>
          <table:table-cell/>
          <table:table-cell table:style-name="ce33" office:value-type="string" calcext:value-type="string">
            <text:p>TEMP: 25</text:p>
          </table:table-cell>
          <table:table-cell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00</text:p>
          </table:table-cell>
          <table:table-cell/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 table:style-name="ce8" office:value-type="float" office:value="0.000059" calcext:value-type="float">
            <text:p>59.0E-06</text:p>
          </table:table-cell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67" calcext:value-type="float">
            <text:p>67.0E-06</text:p>
          </table:table-cell>
          <table:table-cell table:number-columns-repeated="2" table:style-name="ce9" office:value-type="float" office:value="0.000095" calcext:value-type="float">
            <text:p>95.0E-06</text:p>
          </table:table-cell>
          <table:table-cell table:style-name="ce9" office:value-type="float" office:value="0.000068" calcext:value-type="float">
            <text:p>68.0E-06</text:p>
          </table:table-cell>
          <table:table-cell table:style-name="ce9" office:value-type="float" office:value="0.000095" calcext:value-type="float">
            <text:p>95.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2">
          <table:table-cell table:style-name="ce6" office:value-type="string" calcext:value-type="string">
            <text:p>01</text:p>
          </table:table-cell>
          <table:table-cell/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 table:number-columns-repeated="2" table:style-name="ce9" office:value-type="float" office:value="0.000061" calcext:value-type="float">
            <text:p>61.0E-06</text:p>
          </table:table-cell>
          <table:table-cell table:style-name="ce8" office:value-type="float" office:value="0.000061" calcext:value-type="float">
            <text:p>61.0E-06</text:p>
          </table:table-cell>
          <table:table-cell table:number-columns-repeated="2" table:style-name="ce8" office:value-type="float" office:value="0.000083" calcext:value-type="float">
            <text:p>83.0E-06</text:p>
          </table:table-cell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/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 table:style-name="ce9" office:value-type="float" office:value="0.000061" calcext:value-type="float">
            <text:p>61.0E-06</text:p>
          </table:table-cell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61" calcext:value-type="float">
            <text:p>61.0E-06</text:p>
          </table:table-cell>
          <table:table-cell table:number-columns-repeated="2" table:style-name="ce8" office:value-type="float" office:value="0.000083" calcext:value-type="float">
            <text:p>83.0E-06</text:p>
          </table:table-cell>
          <table:table-cell table:style-name="ce9" office:value-type="float" office:value="0.000062" calcext:value-type="float">
            <text:p>62.0E-06</text:p>
          </table:table-cell>
          <table:table-cell table:style-name="ce8" office:value-type="float" office:value="0.000083" calcext:value-type="float">
            <text:p>83.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/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 table:style-name="ce10" office:value-type="float" office:value="0.000119" calcext:value-type="float">
            <text:p>119.0E-06</text:p>
          </table:table-cell>
          <table:table-cell table:style-name="ce9" office:value-type="float" office:value="0.000069" calcext:value-type="float">
            <text:p>69.0E-06</text:p>
          </table:table-cell>
          <table:table-cell table:style-name="ce9" office:value-type="float" office:value="0.000067" calcext:value-type="float">
            <text:p>67.0E-06</text:p>
          </table:table-cell>
          <table:table-cell table:number-columns-repeated="2" table:style-name="ce9" office:value-type="float" office:value="0.000095" calcext:value-type="float">
            <text:p>95.0E-06</text:p>
          </table:table-cell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2">
          <table:table-cell table:style-name="ce7"/>
          <table:table-cell/>
          <table:table-cell table:style-name="ce7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I min</text:p>
          </table:table-cell>
          <table:table-cell/>
          <table:table-cell table:style-name="ce9" table:formula="of:=MIN([.C3:.C6])" office:value-type="float" office:value="0.000049" calcext:value-type="float">
            <text:p>49.0E-06</text:p>
          </table:table-cell>
          <table:table-cell table:style-name="ce9" table:formula="of:=MIN([.D3:.D6])" office:value-type="float" office:value="0.000083" calcext:value-type="float">
            <text:p>83.0E-06</text:p>
          </table:table-cell>
          <table:table-cell table:style-name="ce9" table:formula="of:=MIN([.E3:.E6])" office:value-type="float" office:value="0.000059" calcext:value-type="float">
            <text:p>59.0E-06</text:p>
          </table:table-cell>
          <table:table-cell table:style-name="ce9" table:formula="of:=MIN([.F3:.F6])" office:value-type="float" office:value="0.000049" calcext:value-type="float">
            <text:p>49.0E-06</text:p>
          </table:table-cell>
          <table:table-cell table:style-name="ce9" table:formula="of:=MIN([.G3:.G6])" office:value-type="float" office:value="0.000061" calcext:value-type="float">
            <text:p>61.0E-06</text:p>
          </table:table-cell>
          <table:table-cell table:style-name="ce9" table:formula="of:=MIN([.H3:.H6])" office:value-type="float" office:value="0.000083" calcext:value-type="float">
            <text:p>83.0E-06</text:p>
          </table:table-cell>
          <table:table-cell table:style-name="ce9" table:formula="of:=MIN([.I3:.I6])" office:value-type="float" office:value="0.000083" calcext:value-type="float">
            <text:p>83.0E-06</text:p>
          </table:table-cell>
          <table:table-cell table:style-name="ce9" table:formula="of:=MIN([.J3:.J6])" office:value-type="float" office:value="0.000049" calcext:value-type="float">
            <text:p>49.0E-06</text:p>
          </table:table-cell>
          <table:table-cell table:style-name="ce9" table:formula="of:=MIN([.K3:.K6])" office:value-type="float" office:value="0.000083" calcext:value-type="float">
            <text:p>83.0E-06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 table:style-name="ce4" office:value-type="string" calcext:value-type="string">
            <text:p>LET</text:p>
          </table:table-cell>
          <table:table-cell/>
          <table:table-cell table:style-name="ce18" table:formula="of:=([.C8]*([.N3]-[.N4]))/([.N5]*[.N6])" office:value-type="float" office:value="431018.518518519" calcext:value-type="float">
            <text:p>4.31E+05</text:p>
          </table:table-cell>
          <table:table-cell table:style-name="ce18" table:formula="of:=([.D8]*([.N3]-[.N4]))/([.N5]*[.N6])" office:value-type="float" office:value="730092.592592593" calcext:value-type="float">
            <text:p>7.30E+05</text:p>
          </table:table-cell>
          <table:table-cell table:style-name="ce18" table:formula="of:=([.E8]*([.N3]-[.N4]))/([.N5]*[.N6])" office:value-type="float" office:value="518981.481481482" calcext:value-type="float">
            <text:p>5.19E+05</text:p>
          </table:table-cell>
          <table:table-cell table:style-name="ce18" table:formula="of:=([.F8]*([.N3]-[.N4]))/([.N5]*[.N6])" office:value-type="float" office:value="431018.518518519" calcext:value-type="float">
            <text:p>4.31E+05</text:p>
          </table:table-cell>
          <table:table-cell table:style-name="ce18" table:formula="of:=([.G8]*([.N3]-[.N4]))/([.N5]*[.N6])" office:value-type="float" office:value="536574.074074074" calcext:value-type="float">
            <text:p>5.37E+05</text:p>
          </table:table-cell>
          <table:table-cell table:style-name="ce18" table:formula="of:=([.H8]*([.N3]-[.N4]))/([.N5]*[.N6])" office:value-type="float" office:value="730092.592592593" calcext:value-type="float">
            <text:p>7.30E+05</text:p>
          </table:table-cell>
          <table:table-cell table:style-name="ce18" table:formula="of:=([.I8]*([.N3]-[.N4]))/([.N5]*[.N6])" office:value-type="float" office:value="730092.592592593" calcext:value-type="float">
            <text:p>7.30E+05</text:p>
          </table:table-cell>
          <table:table-cell table:style-name="ce18" table:formula="of:=([.J8]*([.N3]-[.N4]))/([.N5]*[.N6])" office:value-type="float" office:value="431018.518518519" calcext:value-type="float">
            <text:p>4.31E+05</text:p>
          </table:table-cell>
          <table:table-cell table:style-name="ce18" table:formula="of:=([.K8]*([.N3]-[.N4]))/([.N5]*[.N6])" office:value-type="float" office:value="730092.592592593" calcext:value-type="float">
            <text:p>7.30E+05</text:p>
          </table:table-cell>
          <table:table-cell table:style-name="ce13"/>
          <table:table-cell table:number-columns-repeated="2"/>
        </table:table-row>
        <table:table-row table:style-name="ro2">
          <table:table-cell table:number-columns-repeated="2"/>
          <table:table-cell table:style-name="ce19" table:formula="of:=[.C10]*0.0001" office:value-type="float" office:value="43.1018518518519" calcext:value-type="float">
            <text:p>43.10</text:p>
          </table:table-cell>
          <table:table-cell table:style-name="ce19" table:formula="of:=[.D10]*0.0001" office:value-type="float" office:value="73.0092592592593" calcext:value-type="float">
            <text:p>73.01</text:p>
          </table:table-cell>
          <table:table-cell table:style-name="ce19" table:formula="of:=[.E10]*0.0001" office:value-type="float" office:value="51.8981481481482" calcext:value-type="float">
            <text:p>51.90</text:p>
          </table:table-cell>
          <table:table-cell table:style-name="ce19" table:formula="of:=[.F10]*0.0001" office:value-type="float" office:value="43.1018518518519" calcext:value-type="float">
            <text:p>43.10</text:p>
          </table:table-cell>
          <table:table-cell table:style-name="ce19" table:formula="of:=[.G10]*0.0001" office:value-type="float" office:value="53.6574074074074" calcext:value-type="float">
            <text:p>53.66</text:p>
          </table:table-cell>
          <table:table-cell table:style-name="ce19" table:formula="of:=[.H10]*0.0001" office:value-type="float" office:value="73.0092592592593" calcext:value-type="float">
            <text:p>73.01</text:p>
          </table:table-cell>
          <table:table-cell table:style-name="ce19" table:formula="of:=[.I10]*0.0001" office:value-type="float" office:value="73.0092592592593" calcext:value-type="float">
            <text:p>73.01</text:p>
          </table:table-cell>
          <table:table-cell table:style-name="ce19" table:formula="of:=[.J10]*0.0001" office:value-type="float" office:value="43.1018518518519" calcext:value-type="float">
            <text:p>43.10</text:p>
          </table:table-cell>
          <table:table-cell table:style-name="ce19" table:formula="of:=[.K10]*0.0001" office:value-type="float" office:value="73.0092592592593" calcext:value-type="float">
            <text:p>73.01</text:p>
          </table:table-cell>
          <table:table-cell table:style-name="ce16"/>
          <table:table-cell table:number-columns-repeated="2"/>
        </table:table-row>
        <table:table-row table:style-name="ro2">
          <table:table-cell table:number-columns-repeated="2"/>
          <table:table-cell table:style-name="ce14" table:formula="of:=([.C8]*([.N3]-[.N4]))/(([.N5]/0.000001)*[.N6])" office:value-type="float" office:value="0.431018518518519" calcext:value-type="float">
            <text:p>43.1E-02</text:p>
          </table:table-cell>
          <table:table-cell table:style-name="ce14" table:formula="of:=([.D8]*([.N3]-[.N4]))/(([.N5]/0.000001)*[.N6])" office:value-type="float" office:value="0.730092592592593" calcext:value-type="float">
            <text:p>73.0E-02</text:p>
          </table:table-cell>
          <table:table-cell table:style-name="ce14" table:formula="of:=([.E8]*([.N3]-[.N4]))/(([.N5]/0.000001)*[.N6])" office:value-type="float" office:value="0.518981481481482" calcext:value-type="float">
            <text:p>51.9E-02</text:p>
          </table:table-cell>
          <table:table-cell table:style-name="ce14" table:formula="of:=([.F8]*([.N3]-[.N4]))/(([.N5]/0.000001)*[.N6])" office:value-type="float" office:value="0.431018518518519" calcext:value-type="float">
            <text:p>43.1E-02</text:p>
          </table:table-cell>
          <table:table-cell table:style-name="ce38" table:formula="of:=([.G8]*([.N3]-[.N4]))/(([.N5]/0.000001)*[.N6])" office:value-type="float" office:value="0.536574074074074" calcext:value-type="float">
            <text:p>53.7E-02</text:p>
          </table:table-cell>
          <table:table-cell table:style-name="ce38" table:formula="of:=([.H8]*([.N3]-[.N4]))/(([.N5]/0.000001)*[.N6])" office:value-type="float" office:value="0.730092592592593" calcext:value-type="float">
            <text:p>73.0E-02</text:p>
          </table:table-cell>
          <table:table-cell table:style-name="ce38" table:formula="of:=([.I8]*([.N3]-[.N4]))/(([.N5]/0.000001)*[.N6])" office:value-type="float" office:value="0.730092592592593" calcext:value-type="float">
            <text:p>73.0E-02</text:p>
          </table:table-cell>
          <table:table-cell table:style-name="ce38" table:formula="of:=([.J8]*([.N3]-[.N4]))/(([.N5]/0.000001)*[.N6])" office:value-type="float" office:value="0.431018518518519" calcext:value-type="float">
            <text:p>43.1E-02</text:p>
          </table:table-cell>
          <table:table-cell table:style-name="ce38" table:formula="of:=([.K8]*([.N3]-[.N4]))/(([.N5]/0.000001)*[.N6])" office:value-type="float" office:value="0.730092592592593" calcext:value-type="float">
            <text:p>73.0E-02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 table:style-name="ce5" office:value-type="string" calcext:value-type="string">
            <text:p>LET</text:p>
          </table:table-cell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3" table:style-name="ce19" office:value-type="float" office:value="4.31" calcext:value-type="float">
            <text:p>4.31</text:p>
          </table:table-cell>
          <table:table-cell table:style-name="ce19" office:value-type="float" office:value="5.19" calcext:value-type="float">
            <text:p>5.19</text:p>
          </table:table-cell>
          <table:table-cell table:style-name="ce19" office:value-type="float" office:value="5.37" calcext:value-type="float">
            <text:p>5.37</text:p>
          </table:table-cell>
          <table:table-cell table:number-columns-repeated="4" table:style-name="ce19" office:value-type="float" office:value="7.3" calcext:value-type="float">
            <text:p>7.30</text:p>
          </table:table-cell>
          <table:table-cell table:number-columns-repeated="3"/>
        </table:table-row>
        <table:table-row table:style-name="ro2" table:number-rows-repeated="12">
          <table:table-cell table:number-columns-repeated="14"/>
        </table:table-row>
        <table:table-row table:style-name="ro2">
          <table:table-cell table:number-columns-repeated="6"/>
          <table:table-cell table:style-name="ce11"/>
          <table:table-cell table:number-columns-repeated="7"/>
        </table:table-row>
      </table:table>
      <table:table table:name="cmos_50" table:style-name="ta2"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9"/>
        <table:table-column table:style-name="co3" table:number-columns-repeated="3" table:default-cell-style-name="Default"/>
        <table:table-column table:style-name="co3" table:number-columns-repeated="2" table:default-cell-style-name="ce9"/>
        <table:table-column table:style-name="co3" table:default-cell-style-name="Default"/>
        <table:table-column table:style-name="co3" table:default-cell-style-name="ce9"/>
        <table:table-column table:style-name="co3" table:number-columns-repeated="3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<text:span text:style-name="T1">I</text:span><text:span text:style-name="T2">min </text:span><text:span text:style-name="T3">(corrente mínima)</text:span></text:p>
          </table:table-cell>
          <table:covered-table-cell table:style-name="ce20"/>
          <table:covered-table-cell table:number-columns-repeated="8" table:style-name="ce1"/>
          <table:table-cell/>
          <table:table-cell table:style-name="ce33" office:value-type="string" calcext:value-type="string">
            <text:p>TEMP: 50</text:p>
          </table:table-cell>
          <table:table-cell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00</text:p>
          </table:table-cell>
          <table:table-cell/>
          <table:table-cell table:style-name="ce45" office:value-type="float" office:value="0.000013" calcext:value-type="float">
            <text:p>13.0E-06</text:p>
          </table:table-cell>
          <table:table-cell table:style-name="ce8" office:value-type="float" office:value="0.000028" calcext:value-type="float">
            <text:p>28.0E-06</text:p>
          </table:table-cell>
          <table:table-cell table:number-columns-repeated="3" table:style-name="ce45" office:value-type="float" office:value="0.000013" calcext:value-type="float">
            <text:p>13.0E-06</text:p>
          </table:table-cell>
          <table:table-cell table:number-columns-repeated="2" table:style-name="ce8" office:value-type="float" office:value="0.000028" calcext:value-type="float">
            <text:p>28.0E-06</text:p>
          </table:table-cell>
          <table:table-cell table:style-name="ce45" office:value-type="float" office:value="0.000013" calcext:value-type="float">
            <text:p>13.0E-06</text:p>
          </table:table-cell>
          <table:table-cell table:style-name="ce8" office:value-type="float" office:value="0.000028" calcext:value-type="float">
            <text:p>28.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2">
          <table:table-cell table:style-name="ce6" office:value-type="string" calcext:value-type="string">
            <text:p>01</text:p>
          </table:table-cell>
          <table:table-cell/>
          <table:table-cell table:style-name="ce8" office:value-type="float" office:value="0.000012" calcext:value-type="float">
            <text:p>12.0E-06</text:p>
          </table:table-cell>
          <table:table-cell office:value-type="float" office:value="0.000029" calcext:value-type="float">
            <text:p>29.0E-06</text:p>
          </table:table-cell>
          <table:table-cell table:number-columns-repeated="3" table:style-name="ce8" office:value-type="float" office:value="0.000012" calcext:value-type="float">
            <text:p>12.0E-06</text:p>
          </table:table-cell>
          <table:table-cell table:number-columns-repeated="2" office:value-type="float" office:value="0.000029" calcext:value-type="float">
            <text:p>29.0E-06</text:p>
          </table:table-cell>
          <table:table-cell table:style-name="ce8" office:value-type="float" office:value="0.000012" calcext:value-type="float">
            <text:p>12.0E-06</text:p>
          </table:table-cell>
          <table:table-cell office:value-type="float" office:value="0.000029" calcext:value-type="float">
            <text:p>29.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/>
          <table:table-cell table:style-name="ce8" office:value-type="float" office:value="0.000012" calcext:value-type="float">
            <text:p>12.0E-06</text:p>
          </table:table-cell>
          <table:table-cell office:value-type="float" office:value="0.000029" calcext:value-type="float">
            <text:p>29.0E-06</text:p>
          </table:table-cell>
          <table:table-cell table:number-columns-repeated="3" table:style-name="ce8" office:value-type="float" office:value="0.000012" calcext:value-type="float">
            <text:p>12.0E-06</text:p>
          </table:table-cell>
          <table:table-cell table:number-columns-repeated="2" office:value-type="float" office:value="0.000029" calcext:value-type="float">
            <text:p>29.0E-06</text:p>
          </table:table-cell>
          <table:table-cell table:style-name="ce8" office:value-type="float" office:value="0.000012" calcext:value-type="float">
            <text:p>12.0E-06</text:p>
          </table:table-cell>
          <table:table-cell office:value-type="float" office:value="0.000029" calcext:value-type="float">
            <text:p>29.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/>
          <table:table-cell table:style-name="ce45" office:value-type="float" office:value="0.000013" calcext:value-type="float">
            <text:p>13.0E-06</text:p>
          </table:table-cell>
          <table:table-cell table:style-name="ce8" office:value-type="float" office:value="0.000028" calcext:value-type="float">
            <text:p>28.0E-06</text:p>
          </table:table-cell>
          <table:table-cell table:style-name="ce9" office:value-type="float" office:value="0.000025" calcext:value-type="float">
            <text:p>25.0E-06</text:p>
          </table:table-cell>
          <table:table-cell table:number-columns-repeated="2" table:style-name="ce45" office:value-type="float" office:value="0.000013" calcext:value-type="float">
            <text:p>13.0E-06</text:p>
          </table:table-cell>
          <table:table-cell table:number-columns-repeated="2" table:style-name="ce8" office:value-type="float" office:value="0.000028" calcext:value-type="float">
            <text:p>28.0E-06</text:p>
          </table:table-cell>
          <table:table-cell table:style-name="ce45" office:value-type="float" office:value="0.000013" calcext:value-type="float">
            <text:p>13.0E-06</text:p>
          </table:table-cell>
          <table:table-cell table:style-name="ce8" office:value-type="float" office:value="0.000028" calcext:value-type="float">
            <text:p>28.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2">
          <table:table-cell table:style-name="ce7"/>
          <table:table-cell table:style-name="Default"/>
          <table:table-cell table:style-name="ce7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I min</text:p>
          </table:table-cell>
          <table:table-cell/>
          <table:table-cell table:style-name="ce9" table:formula="of:=MIN([.C3:.C6])" office:value-type="float" office:value="0.000012" calcext:value-type="float">
            <text:p>12.0E-06</text:p>
          </table:table-cell>
          <table:table-cell table:formula="of:=MIN([.D3:.D6])" office:value-type="float" office:value="0.000028" calcext:value-type="float">
            <text:p>28.0E-06</text:p>
          </table:table-cell>
          <table:table-cell table:style-name="ce9" table:formula="of:=MIN([.E3:.E6])" office:value-type="float" office:value="0.000012" calcext:value-type="float">
            <text:p>12.0E-06</text:p>
          </table:table-cell>
          <table:table-cell table:style-name="ce9" table:formula="of:=MIN([.F3:.F6])" office:value-type="float" office:value="0.000012" calcext:value-type="float">
            <text:p>12.0E-06</text:p>
          </table:table-cell>
          <table:table-cell table:style-name="ce9" table:formula="of:=MIN([.G3:.G6])" office:value-type="float" office:value="0.000012" calcext:value-type="float">
            <text:p>12.0E-06</text:p>
          </table:table-cell>
          <table:table-cell table:formula="of:=MIN([.H3:.H6])" office:value-type="float" office:value="0.000028" calcext:value-type="float">
            <text:p>28.0E-06</text:p>
          </table:table-cell>
          <table:table-cell table:formula="of:=MIN([.I3:.I6])" office:value-type="float" office:value="0.000028" calcext:value-type="float">
            <text:p>28.0E-06</text:p>
          </table:table-cell>
          <table:table-cell table:style-name="ce9" table:formula="of:=MIN([.J3:.J6])" office:value-type="float" office:value="0.000012" calcext:value-type="float">
            <text:p>12.0E-06</text:p>
          </table:table-cell>
          <table:table-cell table:formula="of:=MIN([.K3:.K6])" office:value-type="float" office:value="0.000028" calcext:value-type="float">
            <text:p>28.0E-0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4" office:value-type="string" calcext:value-type="string">
            <text:p>LET</text:p>
          </table:table-cell>
          <table:table-cell/>
          <table:table-cell table:style-name="ce9" table:formula="of:=[.C8]*([.N3]-[.N4])/([.N5]*[.N6])" office:value-type="float" office:value="105555.555555556" calcext:value-type="float">
            <text:p>10.6E+04</text:p>
          </table:table-cell>
          <table:table-cell table:formula="of:=[.D8]*([.N3]-[.N4])/([.N5]*[.N6])" office:value-type="float" office:value="246296.296296296" calcext:value-type="float">
            <text:p>24.6E+04</text:p>
          </table:table-cell>
          <table:table-cell table:style-name="ce9" table:formula="of:=[.E8]*([.N3]-[.N4])/([.N5]*[.N6])" office:value-type="float" office:value="105555.555555556" calcext:value-type="float">
            <text:p>10.6E+04</text:p>
          </table:table-cell>
          <table:table-cell table:style-name="ce9" table:formula="of:=[.F8]*([.N3]-[.N4])/([.N5]*[.N6])" office:value-type="float" office:value="105555.555555556" calcext:value-type="float">
            <text:p>10.6E+04</text:p>
          </table:table-cell>
          <table:table-cell table:style-name="ce9" table:formula="of:=[.G8]*([.N3]-[.N4])/([.N5]*[.N6])" office:value-type="float" office:value="105555.555555556" calcext:value-type="float">
            <text:p>10.6E+04</text:p>
          </table:table-cell>
          <table:table-cell table:formula="of:=[.H8]*([.N3]-[.N4])/([.N5]*[.N6])" office:value-type="float" office:value="246296.296296296" calcext:value-type="float">
            <text:p>24.6E+04</text:p>
          </table:table-cell>
          <table:table-cell table:formula="of:=[.I8]*([.N3]-[.N4])/([.N5]*[.N6])" office:value-type="float" office:value="246296.296296296" calcext:value-type="float">
            <text:p>24.6E+04</text:p>
          </table:table-cell>
          <table:table-cell table:style-name="ce9" table:formula="of:=[.J8]*([.N3]-[.N4])/([.N5]*[.N6])" office:value-type="float" office:value="105555.555555556" calcext:value-type="float">
            <text:p>10.6E+04</text:p>
          </table:table-cell>
          <table:table-cell table:formula="of:=[.K8]*([.N3]-[.N4])/([.N5]*[.N6])" office:value-type="float" office:value="246296.296296296" calcext:value-type="float">
            <text:p>24.6E+04</text:p>
          </table:table-cell>
          <table:table-cell table:style-name="ce13"/>
          <table:table-cell table:number-columns-repeated="2"/>
        </table:table-row>
        <table:table-row table:style-name="ro2">
          <table:table-cell/>
          <table:table-cell table:style-name="Default"/>
          <table:table-cell table:style-name="ce21" table:formula="of:=[.C10]*0.0001" office:value-type="float" office:value="10.5555555555556" calcext:value-type="float">
            <text:p>10.56</text:p>
          </table:table-cell>
          <table:table-cell table:style-name="ce21" table:formula="of:=[.D10]*0.0001" office:value-type="float" office:value="24.6296296296296" calcext:value-type="float">
            <text:p>24.63</text:p>
          </table:table-cell>
          <table:table-cell table:style-name="ce21" table:formula="of:=[.E10]*0.0001" office:value-type="float" office:value="10.5555555555556" calcext:value-type="float">
            <text:p>10.56</text:p>
          </table:table-cell>
          <table:table-cell table:style-name="ce21" table:formula="of:=[.F10]*0.0001" office:value-type="float" office:value="10.5555555555556" calcext:value-type="float">
            <text:p>10.56</text:p>
          </table:table-cell>
          <table:table-cell table:style-name="ce21" table:formula="of:=[.G10]*0.0001" office:value-type="float" office:value="10.5555555555556" calcext:value-type="float">
            <text:p>10.56</text:p>
          </table:table-cell>
          <table:table-cell table:style-name="ce21" table:formula="of:=[.H10]*0.0001" office:value-type="float" office:value="24.6296296296296" calcext:value-type="float">
            <text:p>24.63</text:p>
          </table:table-cell>
          <table:table-cell table:style-name="ce21" table:formula="of:=[.I10]*0.0001" office:value-type="float" office:value="24.6296296296296" calcext:value-type="float">
            <text:p>24.63</text:p>
          </table:table-cell>
          <table:table-cell table:style-name="ce21" table:formula="of:=[.J10]*0.0001" office:value-type="float" office:value="10.5555555555556" calcext:value-type="float">
            <text:p>10.56</text:p>
          </table:table-cell>
          <table:table-cell table:style-name="ce21" table:formula="of:=[.K10]*0.0001" office:value-type="float" office:value="24.6296296296296" calcext:value-type="float">
            <text:p>24.63</text:p>
          </table:table-cell>
          <table:table-cell table:style-name="ce16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5" office:value-type="string" calcext:value-type="string">
            <text:p>LET</text:p>
          </table:table-cell>
          <table:table-cell table:style-name="Default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office:value-type="float" office:value="1.32" calcext:value-type="float">
            <text:p>1.32</text:p>
          </table:table-cell>
          <table:table-cell table:style-name="Default" office:value-type="float" office:value="1.32" calcext:value-type="float">
            <text:p>1.32</text:p>
          </table:table-cell>
          <table:table-cell table:number-columns-repeated="3" office:value-type="float" office:value="1.32" calcext:value-type="float">
            <text:p>1.32</text:p>
          </table:table-cell>
          <table:table-cell table:number-columns-repeated="2" table:style-name="Default" office:value-type="float" office:value="2.73" calcext:value-type="float">
            <text:p>2.73</text:p>
          </table:table-cell>
          <table:table-cell office:value-type="float" office:value="2.73" calcext:value-type="float">
            <text:p>2.73</text:p>
          </table:table-cell>
          <table:table-cell table:style-name="Default" office:value-type="float" office:value="2.73" calcext:value-type="float">
            <text:p>2.73</text:p>
          </table:table-cell>
          <table:table-cell table:number-columns-repeated="3"/>
        </table:table-row>
      </table:table>
      <table:table table:name="finFET_50" table:style-name="ta2">
        <table:table-column table:style-name="co3" table:default-cell-style-name="Default"/>
        <table:table-column table:style-name="co3" table:default-cell-style-name="ce1"/>
        <table:table-column table:style-name="co3" table:default-cell-style-name="ce8"/>
        <table:table-column table:style-name="co3" table:default-cell-style-name="ce9"/>
        <table:table-column table:style-name="co3" table:default-cell-style-name="Default"/>
        <table:table-column table:style-name="co3" table:number-columns-repeated="2" table:default-cell-style-name="ce8"/>
        <table:table-column table:style-name="co3" table:number-columns-repeated="2" table:default-cell-style-name="ce9"/>
        <table:table-column table:style-name="co3" table:default-cell-style-name="ce8"/>
        <table:table-column table:style-name="co3" table:default-cell-style-name="ce9"/>
        <table:table-column table:style-name="co3" table:number-columns-repeated="3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<text:span text:style-name="T1">I</text:span><text:span text:style-name="T2">min </text:span><text:span text:style-name="T3">(corrente mínima)</text:span></text:p>
          </table:table-cell>
          <table:covered-table-cell table:style-name="ce20"/>
          <table:covered-table-cell table:number-columns-repeated="8" table:style-name="ce1"/>
          <table:table-cell/>
          <table:table-cell table:style-name="ce33" office:value-type="string" calcext:value-type="string">
            <text:p>TEMP: 50</text:p>
          </table:table-cell>
          <table:table-cell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00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/>
          <table:table-cell table:style-name="ce8"/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2">
          <table:table-cell table:style-name="ce6" office:value-type="string" calcext:value-type="string">
            <text:p>01</text:p>
          </table:table-cell>
          <table:table-cell table:number-columns-repeated="3"/>
          <table:table-cell table:style-name="ce8"/>
          <table:table-cell table:number-columns-repeated="7"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number-columns-repeated="3"/>
          <table:table-cell table:style-name="ce8"/>
          <table:table-cell table:number-columns-repeated="7"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number-columns-repeated="2"/>
          <table:table-cell table:style-name="ce8"/>
          <table:table-cell table:style-name="ce9"/>
          <table:table-cell table:number-columns-repeated="2"/>
          <table:table-cell table:style-name="ce8" table:number-columns-repeated="2"/>
          <table:table-cell/>
          <table:table-cell table:style-name="ce8"/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2">
          <table:table-cell table:style-name="ce7"/>
          <table:table-cell table:style-name="Default"/>
          <table:table-cell table:style-name="ce7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I min</text:p>
          </table:table-cell>
          <table:table-cell/>
          <table:table-cell table:style-name="ce9" table:formula="of:=MIN([.C3:.C6])" office:value-type="float" office:value="0" calcext:value-type="float">
            <text:p>00.0E+00</text:p>
          </table:table-cell>
          <table:table-cell table:formula="of:=MIN([.D3:.D6])" office:value-type="float" office:value="0" calcext:value-type="float">
            <text:p>00.0E+00</text:p>
          </table:table-cell>
          <table:table-cell table:style-name="ce9" table:formula="of:=MIN([.E3:.E6])" office:value-type="float" office:value="0" calcext:value-type="float">
            <text:p>00.0E+00</text:p>
          </table:table-cell>
          <table:table-cell table:style-name="ce9" table:formula="of:=MIN([.F3:.F6])" office:value-type="float" office:value="0" calcext:value-type="float">
            <text:p>00.0E+00</text:p>
          </table:table-cell>
          <table:table-cell table:style-name="ce9" table:formula="of:=MIN([.G3:.G6])" office:value-type="float" office:value="0" calcext:value-type="float">
            <text:p>00.0E+00</text:p>
          </table:table-cell>
          <table:table-cell table:formula="of:=MIN([.H3:.H6])" office:value-type="float" office:value="0" calcext:value-type="float">
            <text:p>00.0E+00</text:p>
          </table:table-cell>
          <table:table-cell table:formula="of:=MIN([.I3:.I6])" office:value-type="float" office:value="0" calcext:value-type="float">
            <text:p>00.0E+00</text:p>
          </table:table-cell>
          <table:table-cell table:style-name="ce9" table:formula="of:=MIN([.J3:.J6])" office:value-type="float" office:value="0" calcext:value-type="float">
            <text:p>00.0E+00</text:p>
          </table:table-cell>
          <table:table-cell table:formula="of:=MIN([.K3:.K6])" office:value-type="float" office:value="0" calcext:value-type="float">
            <text:p>00.0E+00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4" office:value-type="string" calcext:value-type="string">
            <text:p>LET</text:p>
          </table:table-cell>
          <table:table-cell/>
          <table:table-cell table:style-name="ce9" table:formula="of:=[.C8]*([.N3]-[.N4])/([.N5]*[.N6])" office:value-type="float" office:value="0" calcext:value-type="float">
            <text:p>00.0E+00</text:p>
          </table:table-cell>
          <table:table-cell table:formula="of:=[.D8]*([.N3]-[.N4])/([.N5]*[.N6])" office:value-type="float" office:value="0" calcext:value-type="float">
            <text:p>00.0E+00</text:p>
          </table:table-cell>
          <table:table-cell table:style-name="ce9" table:formula="of:=[.E8]*([.N3]-[.N4])/([.N5]*[.N6])" office:value-type="float" office:value="0" calcext:value-type="float">
            <text:p>00.0E+00</text:p>
          </table:table-cell>
          <table:table-cell table:style-name="ce9" table:formula="of:=[.F8]*([.N3]-[.N4])/([.N5]*[.N6])" office:value-type="float" office:value="0" calcext:value-type="float">
            <text:p>00.0E+00</text:p>
          </table:table-cell>
          <table:table-cell table:style-name="ce9" table:formula="of:=[.G8]*([.N3]-[.N4])/([.N5]*[.N6])" office:value-type="float" office:value="0" calcext:value-type="float">
            <text:p>00.0E+00</text:p>
          </table:table-cell>
          <table:table-cell table:formula="of:=[.H8]*([.N3]-[.N4])/([.N5]*[.N6])" office:value-type="float" office:value="0" calcext:value-type="float">
            <text:p>00.0E+00</text:p>
          </table:table-cell>
          <table:table-cell table:formula="of:=[.I8]*([.N3]-[.N4])/([.N5]*[.N6])" office:value-type="float" office:value="0" calcext:value-type="float">
            <text:p>00.0E+00</text:p>
          </table:table-cell>
          <table:table-cell table:style-name="ce9" table:formula="of:=[.J8]*([.N3]-[.N4])/([.N5]*[.N6])" office:value-type="float" office:value="0" calcext:value-type="float">
            <text:p>00.0E+00</text:p>
          </table:table-cell>
          <table:table-cell table:formula="of:=[.K8]*([.N3]-[.N4])/([.N5]*[.N6])" office:value-type="float" office:value="0" calcext:value-type="float">
            <text:p>00.0E+00</text:p>
          </table:table-cell>
          <table:table-cell table:style-name="ce13"/>
          <table:table-cell table:number-columns-repeated="2"/>
        </table:table-row>
        <table:table-row table:style-name="ro2">
          <table:table-cell/>
          <table:table-cell table:style-name="Default"/>
          <table:table-cell table:style-name="ce21" table:formula="of:=[.C10]*0.0001" office:value-type="float" office:value="0" calcext:value-type="float">
            <text:p>0.00</text:p>
          </table:table-cell>
          <table:table-cell table:style-name="ce21" table:formula="of:=[.D10]*0.0001" office:value-type="float" office:value="0" calcext:value-type="float">
            <text:p>0.00</text:p>
          </table:table-cell>
          <table:table-cell table:style-name="ce21" table:formula="of:=[.E10]*0.0001" office:value-type="float" office:value="0" calcext:value-type="float">
            <text:p>0.00</text:p>
          </table:table-cell>
          <table:table-cell table:style-name="ce21" table:formula="of:=[.F10]*0.0001" office:value-type="float" office:value="0" calcext:value-type="float">
            <text:p>0.00</text:p>
          </table:table-cell>
          <table:table-cell table:style-name="ce21" table:formula="of:=[.G10]*0.0001" office:value-type="float" office:value="0" calcext:value-type="float">
            <text:p>0.00</text:p>
          </table:table-cell>
          <table:table-cell table:style-name="ce21" table:formula="of:=[.H10]*0.0001" office:value-type="float" office:value="0" calcext:value-type="float">
            <text:p>0.00</text:p>
          </table:table-cell>
          <table:table-cell table:style-name="ce21" table:formula="of:=[.I10]*0.0001" office:value-type="float" office:value="0" calcext:value-type="float">
            <text:p>0.00</text:p>
          </table:table-cell>
          <table:table-cell table:style-name="ce21" table:formula="of:=[.J10]*0.0001" office:value-type="float" office:value="0" calcext:value-type="float">
            <text:p>0.00</text:p>
          </table:table-cell>
          <table:table-cell table:style-name="ce21" table:formula="of:=[.K10]*0.0001" office:value-type="float" office:value="0" calcext:value-type="float">
            <text:p>0.00</text:p>
          </table:table-cell>
          <table:table-cell table:style-name="ce16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5" office:value-type="string" calcext:value-type="string">
            <text:p>LET</text:p>
          </table:table-cell>
          <table:table-cell table:style-name="Default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2" table:style-name="Default" office:value-type="float" office:value="1.32" calcext:value-type="float">
            <text:p>1.32</text:p>
          </table:table-cell>
          <table:table-cell office:value-type="float" office:value="1.32" calcext:value-type="float">
            <text:p>1.32</text:p>
          </table:table-cell>
          <table:table-cell table:number-columns-repeated="2" table:style-name="Default" office:value-type="float" office:value="1.32" calcext:value-type="float">
            <text:p>1.32</text:p>
          </table:table-cell>
          <table:table-cell table:number-columns-repeated="4" table:style-name="Default" office:value-type="float" office:value="2.73" calcext:value-type="float">
            <text:p>2.73</text:p>
          </table:table-cell>
          <table:table-cell table:number-columns-repeated="3"/>
        </table:table-row>
      </table:table>
      <table:table table:name="cmos_75" table:style-name="ta2">
        <table:table-column table:style-name="co3" table:default-cell-style-name="Default"/>
        <table:table-column table:style-name="co3" table:default-cell-style-name="ce1"/>
        <table:table-column table:style-name="co3" table:default-cell-style-name="ce8"/>
        <table:table-column table:style-name="co3" table:default-cell-style-name="ce9"/>
        <table:table-column table:style-name="co3" table:default-cell-style-name="Default"/>
        <table:table-column table:style-name="co3" table:number-columns-repeated="2" table:default-cell-style-name="ce8"/>
        <table:table-column table:style-name="co3" table:number-columns-repeated="2" table:default-cell-style-name="ce9"/>
        <table:table-column table:style-name="co3" table:default-cell-style-name="ce8"/>
        <table:table-column table:style-name="co3" table:default-cell-style-name="ce9"/>
        <table:table-column table:style-name="co3" table:number-columns-repeated="3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<text:span text:style-name="T1">I</text:span><text:span text:style-name="T2">min </text:span><text:span text:style-name="T3">(corrente mínima)</text:span></text:p>
          </table:table-cell>
          <table:covered-table-cell table:style-name="ce20"/>
          <table:covered-table-cell table:number-columns-repeated="8" table:style-name="ce1"/>
          <table:table-cell/>
          <table:table-cell table:style-name="ce33" office:value-type="string" calcext:value-type="string">
            <text:p>TEMP: 75</text:p>
          </table:table-cell>
          <table:table-cell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00</text:p>
          </table:table-cell>
          <table:table-cell/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style-name="ce8" office:value-type="float" office:value="0.000015" calcext:value-type="float">
            <text:p>15.0E-06</text:p>
          </table:table-cell>
          <table:table-cell table:number-columns-repeated="2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2">
          <table:table-cell table:style-name="ce6" office:value-type="string" calcext:value-type="string">
            <text:p>01</text:p>
          </table:table-cell>
          <table:table-cell/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number-columns-repeated="2" office:value-type="float" office:value="0.000015" calcext:value-type="float">
            <text:p>15.0E-06</text:p>
          </table:table-cell>
          <table:table-cell table:number-columns-repeated="2" office:value-type="float" office:value="0.000037" calcext:value-type="float">
            <text:p>37.0E-06</text:p>
          </table:table-cell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/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number-columns-repeated="2" office:value-type="float" office:value="0.000015" calcext:value-type="float">
            <text:p>15.0E-06</text:p>
          </table:table-cell>
          <table:table-cell table:number-columns-repeated="2" office:value-type="float" office:value="0.000037" calcext:value-type="float">
            <text:p>37.0E-06</text:p>
          </table:table-cell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/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style-name="ce9" office:value-type="float" office:value="0.000029" calcext:value-type="float">
            <text:p>29.0E-06</text:p>
          </table:table-cell>
          <table:table-cell table:number-columns-repeated="2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2">
          <table:table-cell table:style-name="ce7"/>
          <table:table-cell table:style-name="Default"/>
          <table:table-cell table:style-name="ce7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I min</text:p>
          </table:table-cell>
          <table:table-cell/>
          <table:table-cell table:style-name="ce9" table:formula="of:=MIN([.C3:.C6])" office:value-type="float" office:value="0.000015" calcext:value-type="float">
            <text:p>15.0E-06</text:p>
          </table:table-cell>
          <table:table-cell table:formula="of:=MIN([.D3:.D6])" office:value-type="float" office:value="0.000031" calcext:value-type="float">
            <text:p>31.0E-06</text:p>
          </table:table-cell>
          <table:table-cell table:style-name="ce9" table:formula="of:=MIN([.E3:.E6])" office:value-type="float" office:value="0.000015" calcext:value-type="float">
            <text:p>15.0E-06</text:p>
          </table:table-cell>
          <table:table-cell table:style-name="ce9" table:formula="of:=MIN([.F3:.F6])" office:value-type="float" office:value="0.000015" calcext:value-type="float">
            <text:p>15.0E-06</text:p>
          </table:table-cell>
          <table:table-cell table:style-name="ce9" table:formula="of:=MIN([.G3:.G6])" office:value-type="float" office:value="0.000015" calcext:value-type="float">
            <text:p>15.0E-06</text:p>
          </table:table-cell>
          <table:table-cell table:formula="of:=MIN([.H3:.H6])" office:value-type="float" office:value="0.000031" calcext:value-type="float">
            <text:p>31.0E-06</text:p>
          </table:table-cell>
          <table:table-cell table:formula="of:=MIN([.I3:.I6])" office:value-type="float" office:value="0.000031" calcext:value-type="float">
            <text:p>31.0E-06</text:p>
          </table:table-cell>
          <table:table-cell table:style-name="ce9" table:formula="of:=MIN([.J3:.J6])" office:value-type="float" office:value="0.000015" calcext:value-type="float">
            <text:p>15.0E-06</text:p>
          </table:table-cell>
          <table:table-cell table:formula="of:=MIN([.K3:.K6])" office:value-type="float" office:value="0.000031" calcext:value-type="float">
            <text:p>31.0E-06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4" office:value-type="string" calcext:value-type="string">
            <text:p>LET</text:p>
          </table:table-cell>
          <table:table-cell/>
          <table:table-cell table:style-name="ce9" table:formula="of:=[.C8]*([.N3]-[.N4])/([.N5]*[.N6])" office:value-type="float" office:value="131944.444444444" calcext:value-type="float">
            <text:p>13.2E+04</text:p>
          </table:table-cell>
          <table:table-cell table:formula="of:=[.D8]*([.N3]-[.N4])/([.N5]*[.N6])" office:value-type="float" office:value="272685.185185185" calcext:value-type="float">
            <text:p>27.3E+04</text:p>
          </table:table-cell>
          <table:table-cell table:style-name="ce9" table:formula="of:=[.E8]*([.N3]-[.N4])/([.N5]*[.N6])" office:value-type="float" office:value="131944.444444444" calcext:value-type="float">
            <text:p>13.2E+04</text:p>
          </table:table-cell>
          <table:table-cell table:style-name="ce9" table:formula="of:=[.F8]*([.N3]-[.N4])/([.N5]*[.N6])" office:value-type="float" office:value="131944.444444444" calcext:value-type="float">
            <text:p>13.2E+04</text:p>
          </table:table-cell>
          <table:table-cell table:style-name="ce9" table:formula="of:=[.G8]*([.N3]-[.N4])/([.N5]*[.N6])" office:value-type="float" office:value="131944.444444444" calcext:value-type="float">
            <text:p>13.2E+04</text:p>
          </table:table-cell>
          <table:table-cell table:formula="of:=[.H8]*([.N3]-[.N4])/([.N5]*[.N6])" office:value-type="float" office:value="272685.185185185" calcext:value-type="float">
            <text:p>27.3E+04</text:p>
          </table:table-cell>
          <table:table-cell table:formula="of:=[.I8]*([.N3]-[.N4])/([.N5]*[.N6])" office:value-type="float" office:value="272685.185185185" calcext:value-type="float">
            <text:p>27.3E+04</text:p>
          </table:table-cell>
          <table:table-cell table:style-name="ce9" table:formula="of:=[.J8]*([.N3]-[.N4])/([.N5]*[.N6])" office:value-type="float" office:value="131944.444444444" calcext:value-type="float">
            <text:p>13.2E+04</text:p>
          </table:table-cell>
          <table:table-cell table:formula="of:=[.K8]*([.N3]-[.N4])/([.N5]*[.N6])" office:value-type="float" office:value="272685.185185185" calcext:value-type="float">
            <text:p>27.3E+04</text:p>
          </table:table-cell>
          <table:table-cell table:style-name="ce13"/>
          <table:table-cell table:number-columns-repeated="2"/>
        </table:table-row>
        <table:table-row table:style-name="ro2">
          <table:table-cell/>
          <table:table-cell table:style-name="Default"/>
          <table:table-cell table:style-name="ce21" table:formula="of:=[.C10]*0.0001" office:value-type="float" office:value="13.1944444444444" calcext:value-type="float">
            <text:p>13.19</text:p>
          </table:table-cell>
          <table:table-cell table:style-name="ce21" table:formula="of:=[.D10]*0.0001" office:value-type="float" office:value="27.2685185185185" calcext:value-type="float">
            <text:p>27.27</text:p>
          </table:table-cell>
          <table:table-cell table:style-name="ce21" table:formula="of:=[.E10]*0.0001" office:value-type="float" office:value="13.1944444444444" calcext:value-type="float">
            <text:p>13.19</text:p>
          </table:table-cell>
          <table:table-cell table:style-name="ce21" table:formula="of:=[.F10]*0.0001" office:value-type="float" office:value="13.1944444444444" calcext:value-type="float">
            <text:p>13.19</text:p>
          </table:table-cell>
          <table:table-cell table:style-name="ce21" table:formula="of:=[.G10]*0.0001" office:value-type="float" office:value="13.1944444444444" calcext:value-type="float">
            <text:p>13.19</text:p>
          </table:table-cell>
          <table:table-cell table:style-name="ce21" table:formula="of:=[.H10]*0.0001" office:value-type="float" office:value="27.2685185185185" calcext:value-type="float">
            <text:p>27.27</text:p>
          </table:table-cell>
          <table:table-cell table:style-name="ce21" table:formula="of:=[.I10]*0.0001" office:value-type="float" office:value="27.2685185185185" calcext:value-type="float">
            <text:p>27.27</text:p>
          </table:table-cell>
          <table:table-cell table:style-name="ce21" table:formula="of:=[.J10]*0.0001" office:value-type="float" office:value="13.1944444444444" calcext:value-type="float">
            <text:p>13.19</text:p>
          </table:table-cell>
          <table:table-cell table:style-name="ce21" table:formula="of:=[.K10]*0.0001" office:value-type="float" office:value="27.2685185185185" calcext:value-type="float">
            <text:p>27.27</text:p>
          </table:table-cell>
          <table:table-cell table:style-name="ce16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5" office:value-type="string" calcext:value-type="string">
            <text:p>LET</text:p>
          </table:table-cell>
          <table:table-cell table:style-name="Default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2" table:style-name="Default" office:value-type="float" office:value="1.32" calcext:value-type="float">
            <text:p>1.32</text:p>
          </table:table-cell>
          <table:table-cell office:value-type="float" office:value="1.32" calcext:value-type="float">
            <text:p>1.32</text:p>
          </table:table-cell>
          <table:table-cell table:number-columns-repeated="2" table:style-name="Default" office:value-type="float" office:value="1.32" calcext:value-type="float">
            <text:p>1.32</text:p>
          </table:table-cell>
          <table:table-cell table:number-columns-repeated="4" table:style-name="Default" office:value-type="float" office:value="2.73" calcext:value-type="float">
            <text:p>2.73</text:p>
          </table:table-cell>
          <table:table-cell table:number-columns-repeated="3"/>
        </table:table-row>
      </table:table>
      <table:table table:name="finFET_75" table:style-name="ta2">
        <table:table-column table:style-name="co3" table:default-cell-style-name="Default"/>
        <table:table-column table:style-name="co3" table:default-cell-style-name="ce1"/>
        <table:table-column table:style-name="co3" table:default-cell-style-name="ce8"/>
        <table:table-column table:style-name="co3" table:default-cell-style-name="ce9"/>
        <table:table-column table:style-name="co3" table:default-cell-style-name="Default"/>
        <table:table-column table:style-name="co3" table:number-columns-repeated="2" table:default-cell-style-name="ce8"/>
        <table:table-column table:style-name="co3" table:number-columns-repeated="2" table:default-cell-style-name="ce9"/>
        <table:table-column table:style-name="co3" table:default-cell-style-name="ce8"/>
        <table:table-column table:style-name="co3" table:default-cell-style-name="ce9"/>
        <table:table-column table:style-name="co3" table:number-columns-repeated="3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<text:span text:style-name="T1">I</text:span><text:span text:style-name="T2">min </text:span><text:span text:style-name="T3">(corrente mínima)</text:span></text:p>
          </table:table-cell>
          <table:covered-table-cell table:style-name="ce20"/>
          <table:covered-table-cell table:number-columns-repeated="8" table:style-name="ce1"/>
          <table:table-cell/>
          <table:table-cell table:style-name="ce33" office:value-type="string" calcext:value-type="string">
            <text:p>TEMP: 75</text:p>
          </table:table-cell>
          <table:table-cell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00</text:p>
          </table:table-cell>
          <table:table-cell/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style-name="ce8" office:value-type="float" office:value="0.000015" calcext:value-type="float">
            <text:p>15.0E-06</text:p>
          </table:table-cell>
          <table:table-cell table:number-columns-repeated="2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2">
          <table:table-cell table:style-name="ce6" office:value-type="string" calcext:value-type="string">
            <text:p>01</text:p>
          </table:table-cell>
          <table:table-cell/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number-columns-repeated="2" office:value-type="float" office:value="0.000015" calcext:value-type="float">
            <text:p>15.0E-06</text:p>
          </table:table-cell>
          <table:table-cell table:number-columns-repeated="2" office:value-type="float" office:value="0.000037" calcext:value-type="float">
            <text:p>37.0E-06</text:p>
          </table:table-cell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/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number-columns-repeated="2" office:value-type="float" office:value="0.000015" calcext:value-type="float">
            <text:p>15.0E-06</text:p>
          </table:table-cell>
          <table:table-cell table:number-columns-repeated="2" office:value-type="float" office:value="0.000037" calcext:value-type="float">
            <text:p>37.0E-06</text:p>
          </table:table-cell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/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style-name="ce9" office:value-type="float" office:value="0.000029" calcext:value-type="float">
            <text:p>29.0E-06</text:p>
          </table:table-cell>
          <table:table-cell table:number-columns-repeated="2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2">
          <table:table-cell table:style-name="ce7"/>
          <table:table-cell table:style-name="Default"/>
          <table:table-cell table:style-name="ce7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I min</text:p>
          </table:table-cell>
          <table:table-cell/>
          <table:table-cell table:style-name="ce9" table:formula="of:=MIN([.C3:.C6])" office:value-type="float" office:value="0.000015" calcext:value-type="float">
            <text:p>15.0E-06</text:p>
          </table:table-cell>
          <table:table-cell table:formula="of:=MIN([.D3:.D6])" office:value-type="float" office:value="0.000031" calcext:value-type="float">
            <text:p>31.0E-06</text:p>
          </table:table-cell>
          <table:table-cell table:style-name="ce9" table:formula="of:=MIN([.E3:.E6])" office:value-type="float" office:value="0.000015" calcext:value-type="float">
            <text:p>15.0E-06</text:p>
          </table:table-cell>
          <table:table-cell table:style-name="ce9" table:formula="of:=MIN([.F3:.F6])" office:value-type="float" office:value="0.000015" calcext:value-type="float">
            <text:p>15.0E-06</text:p>
          </table:table-cell>
          <table:table-cell table:style-name="ce9" table:formula="of:=MIN([.G3:.G6])" office:value-type="float" office:value="0.000015" calcext:value-type="float">
            <text:p>15.0E-06</text:p>
          </table:table-cell>
          <table:table-cell table:formula="of:=MIN([.H3:.H6])" office:value-type="float" office:value="0.000031" calcext:value-type="float">
            <text:p>31.0E-06</text:p>
          </table:table-cell>
          <table:table-cell table:formula="of:=MIN([.I3:.I6])" office:value-type="float" office:value="0.000031" calcext:value-type="float">
            <text:p>31.0E-06</text:p>
          </table:table-cell>
          <table:table-cell table:style-name="ce9" table:formula="of:=MIN([.J3:.J6])" office:value-type="float" office:value="0.000015" calcext:value-type="float">
            <text:p>15.0E-06</text:p>
          </table:table-cell>
          <table:table-cell table:formula="of:=MIN([.K3:.K6])" office:value-type="float" office:value="0.000031" calcext:value-type="float">
            <text:p>31.0E-06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4" office:value-type="string" calcext:value-type="string">
            <text:p>LET</text:p>
          </table:table-cell>
          <table:table-cell/>
          <table:table-cell table:style-name="ce9" table:formula="of:=[.C8]*([.N3]-[.N4])/([.N5]*[.N6])" office:value-type="float" office:value="131944.444444444" calcext:value-type="float">
            <text:p>13.2E+04</text:p>
          </table:table-cell>
          <table:table-cell table:formula="of:=[.D8]*([.N3]-[.N4])/([.N5]*[.N6])" office:value-type="float" office:value="272685.185185185" calcext:value-type="float">
            <text:p>27.3E+04</text:p>
          </table:table-cell>
          <table:table-cell table:style-name="ce9" table:formula="of:=[.E8]*([.N3]-[.N4])/([.N5]*[.N6])" office:value-type="float" office:value="131944.444444444" calcext:value-type="float">
            <text:p>13.2E+04</text:p>
          </table:table-cell>
          <table:table-cell table:style-name="ce9" table:formula="of:=[.F8]*([.N3]-[.N4])/([.N5]*[.N6])" office:value-type="float" office:value="131944.444444444" calcext:value-type="float">
            <text:p>13.2E+04</text:p>
          </table:table-cell>
          <table:table-cell table:style-name="ce9" table:formula="of:=[.G8]*([.N3]-[.N4])/([.N5]*[.N6])" office:value-type="float" office:value="131944.444444444" calcext:value-type="float">
            <text:p>13.2E+04</text:p>
          </table:table-cell>
          <table:table-cell table:formula="of:=[.H8]*([.N3]-[.N4])/([.N5]*[.N6])" office:value-type="float" office:value="272685.185185185" calcext:value-type="float">
            <text:p>27.3E+04</text:p>
          </table:table-cell>
          <table:table-cell table:formula="of:=[.I8]*([.N3]-[.N4])/([.N5]*[.N6])" office:value-type="float" office:value="272685.185185185" calcext:value-type="float">
            <text:p>27.3E+04</text:p>
          </table:table-cell>
          <table:table-cell table:style-name="ce9" table:formula="of:=[.J8]*([.N3]-[.N4])/([.N5]*[.N6])" office:value-type="float" office:value="131944.444444444" calcext:value-type="float">
            <text:p>13.2E+04</text:p>
          </table:table-cell>
          <table:table-cell table:formula="of:=[.K8]*([.N3]-[.N4])/([.N5]*[.N6])" office:value-type="float" office:value="272685.185185185" calcext:value-type="float">
            <text:p>27.3E+04</text:p>
          </table:table-cell>
          <table:table-cell table:style-name="ce13"/>
          <table:table-cell table:number-columns-repeated="2"/>
        </table:table-row>
        <table:table-row table:style-name="ro2">
          <table:table-cell/>
          <table:table-cell table:style-name="Default"/>
          <table:table-cell table:style-name="ce21" table:formula="of:=[.C10]*0.0001" office:value-type="float" office:value="13.1944444444444" calcext:value-type="float">
            <text:p>13.19</text:p>
          </table:table-cell>
          <table:table-cell table:style-name="ce21" table:formula="of:=[.D10]*0.0001" office:value-type="float" office:value="27.2685185185185" calcext:value-type="float">
            <text:p>27.27</text:p>
          </table:table-cell>
          <table:table-cell table:style-name="ce21" table:formula="of:=[.E10]*0.0001" office:value-type="float" office:value="13.1944444444444" calcext:value-type="float">
            <text:p>13.19</text:p>
          </table:table-cell>
          <table:table-cell table:style-name="ce21" table:formula="of:=[.F10]*0.0001" office:value-type="float" office:value="13.1944444444444" calcext:value-type="float">
            <text:p>13.19</text:p>
          </table:table-cell>
          <table:table-cell table:style-name="ce21" table:formula="of:=[.G10]*0.0001" office:value-type="float" office:value="13.1944444444444" calcext:value-type="float">
            <text:p>13.19</text:p>
          </table:table-cell>
          <table:table-cell table:style-name="ce21" table:formula="of:=[.H10]*0.0001" office:value-type="float" office:value="27.2685185185185" calcext:value-type="float">
            <text:p>27.27</text:p>
          </table:table-cell>
          <table:table-cell table:style-name="ce21" table:formula="of:=[.I10]*0.0001" office:value-type="float" office:value="27.2685185185185" calcext:value-type="float">
            <text:p>27.27</text:p>
          </table:table-cell>
          <table:table-cell table:style-name="ce21" table:formula="of:=[.J10]*0.0001" office:value-type="float" office:value="13.1944444444444" calcext:value-type="float">
            <text:p>13.19</text:p>
          </table:table-cell>
          <table:table-cell table:style-name="ce21" table:formula="of:=[.K10]*0.0001" office:value-type="float" office:value="27.2685185185185" calcext:value-type="float">
            <text:p>27.27</text:p>
          </table:table-cell>
          <table:table-cell table:style-name="ce16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5" office:value-type="string" calcext:value-type="string">
            <text:p>LET</text:p>
          </table:table-cell>
          <table:table-cell table:style-name="Default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2" table:style-name="Default" office:value-type="float" office:value="1.32" calcext:value-type="float">
            <text:p>1.32</text:p>
          </table:table-cell>
          <table:table-cell office:value-type="float" office:value="1.32" calcext:value-type="float">
            <text:p>1.32</text:p>
          </table:table-cell>
          <table:table-cell table:number-columns-repeated="2" table:style-name="Default" office:value-type="float" office:value="1.32" calcext:value-type="float">
            <text:p>1.32</text:p>
          </table:table-cell>
          <table:table-cell table:number-columns-repeated="4" table:style-name="Default" office:value-type="float" office:value="2.73" calcext:value-type="float">
            <text:p>2.73</text:p>
          </table:table-cell>
          <table:table-cell table:number-columns-repeated="3"/>
        </table:table-row>
      </table:table>
      <table:table table:name="cmos_100" table:style-name="ta2">
        <table:table-column table:style-name="co3" table:default-cell-style-name="Default"/>
        <table:table-column table:style-name="co3" table:default-cell-style-name="ce1"/>
        <table:table-column table:style-name="co3" table:default-cell-style-name="ce8"/>
        <table:table-column table:style-name="co3" table:default-cell-style-name="ce9"/>
        <table:table-column table:style-name="co3" table:default-cell-style-name="Default"/>
        <table:table-column table:style-name="co3" table:number-columns-repeated="2" table:default-cell-style-name="ce8"/>
        <table:table-column table:style-name="co3" table:number-columns-repeated="2" table:default-cell-style-name="ce9"/>
        <table:table-column table:style-name="co3" table:default-cell-style-name="ce8"/>
        <table:table-column table:style-name="co3" table:default-cell-style-name="ce9"/>
        <table:table-column table:style-name="co3" table:number-columns-repeated="3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<text:span text:style-name="T1">I</text:span><text:span text:style-name="T2">min </text:span><text:span text:style-name="T3">(corrente mínima)</text:span></text:p>
          </table:table-cell>
          <table:covered-table-cell table:style-name="ce20"/>
          <table:covered-table-cell table:number-columns-repeated="8" table:style-name="ce1"/>
          <table:table-cell/>
          <table:table-cell table:style-name="ce33" office:value-type="string" calcext:value-type="string">
            <text:p>TEMP: 100</text:p>
          </table:table-cell>
          <table:table-cell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00</text:p>
          </table:table-cell>
          <table:table-cell/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style-name="ce8" office:value-type="float" office:value="0.000015" calcext:value-type="float">
            <text:p>15.0E-06</text:p>
          </table:table-cell>
          <table:table-cell table:number-columns-repeated="2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2">
          <table:table-cell table:style-name="ce6" office:value-type="string" calcext:value-type="string">
            <text:p>01</text:p>
          </table:table-cell>
          <table:table-cell/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number-columns-repeated="2" office:value-type="float" office:value="0.000015" calcext:value-type="float">
            <text:p>15.0E-06</text:p>
          </table:table-cell>
          <table:table-cell table:number-columns-repeated="2" office:value-type="float" office:value="0.000037" calcext:value-type="float">
            <text:p>37.0E-06</text:p>
          </table:table-cell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/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number-columns-repeated="2" office:value-type="float" office:value="0.000015" calcext:value-type="float">
            <text:p>15.0E-06</text:p>
          </table:table-cell>
          <table:table-cell table:number-columns-repeated="2" office:value-type="float" office:value="0.000037" calcext:value-type="float">
            <text:p>37.0E-06</text:p>
          </table:table-cell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/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style-name="ce9" office:value-type="float" office:value="0.000029" calcext:value-type="float">
            <text:p>29.0E-06</text:p>
          </table:table-cell>
          <table:table-cell table:number-columns-repeated="2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2">
          <table:table-cell table:style-name="ce7"/>
          <table:table-cell table:style-name="Default"/>
          <table:table-cell table:style-name="ce7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I min</text:p>
          </table:table-cell>
          <table:table-cell/>
          <table:table-cell table:style-name="ce9" table:formula="of:=MIN([.C3:.C6])" office:value-type="float" office:value="0.000015" calcext:value-type="float">
            <text:p>15.0E-06</text:p>
          </table:table-cell>
          <table:table-cell table:formula="of:=MIN([.D3:.D6])" office:value-type="float" office:value="0.000031" calcext:value-type="float">
            <text:p>31.0E-06</text:p>
          </table:table-cell>
          <table:table-cell table:style-name="ce9" table:formula="of:=MIN([.E3:.E6])" office:value-type="float" office:value="0.000015" calcext:value-type="float">
            <text:p>15.0E-06</text:p>
          </table:table-cell>
          <table:table-cell table:style-name="ce9" table:formula="of:=MIN([.F3:.F6])" office:value-type="float" office:value="0.000015" calcext:value-type="float">
            <text:p>15.0E-06</text:p>
          </table:table-cell>
          <table:table-cell table:style-name="ce9" table:formula="of:=MIN([.G3:.G6])" office:value-type="float" office:value="0.000015" calcext:value-type="float">
            <text:p>15.0E-06</text:p>
          </table:table-cell>
          <table:table-cell table:formula="of:=MIN([.H3:.H6])" office:value-type="float" office:value="0.000031" calcext:value-type="float">
            <text:p>31.0E-06</text:p>
          </table:table-cell>
          <table:table-cell table:formula="of:=MIN([.I3:.I6])" office:value-type="float" office:value="0.000031" calcext:value-type="float">
            <text:p>31.0E-06</text:p>
          </table:table-cell>
          <table:table-cell table:style-name="ce9" table:formula="of:=MIN([.J3:.J6])" office:value-type="float" office:value="0.000015" calcext:value-type="float">
            <text:p>15.0E-06</text:p>
          </table:table-cell>
          <table:table-cell table:formula="of:=MIN([.K3:.K6])" office:value-type="float" office:value="0.000031" calcext:value-type="float">
            <text:p>31.0E-06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4" office:value-type="string" calcext:value-type="string">
            <text:p>LET</text:p>
          </table:table-cell>
          <table:table-cell/>
          <table:table-cell table:style-name="ce9" table:formula="of:=[.C8]*([.N3]-[.N4])/([.N5]*[.N6])" office:value-type="float" office:value="131944.444444444" calcext:value-type="float">
            <text:p>13.2E+04</text:p>
          </table:table-cell>
          <table:table-cell table:formula="of:=[.D8]*([.N3]-[.N4])/([.N5]*[.N6])" office:value-type="float" office:value="272685.185185185" calcext:value-type="float">
            <text:p>27.3E+04</text:p>
          </table:table-cell>
          <table:table-cell table:style-name="ce9" table:formula="of:=[.E8]*([.N3]-[.N4])/([.N5]*[.N6])" office:value-type="float" office:value="131944.444444444" calcext:value-type="float">
            <text:p>13.2E+04</text:p>
          </table:table-cell>
          <table:table-cell table:style-name="ce9" table:formula="of:=[.F8]*([.N3]-[.N4])/([.N5]*[.N6])" office:value-type="float" office:value="131944.444444444" calcext:value-type="float">
            <text:p>13.2E+04</text:p>
          </table:table-cell>
          <table:table-cell table:style-name="ce9" table:formula="of:=[.G8]*([.N3]-[.N4])/([.N5]*[.N6])" office:value-type="float" office:value="131944.444444444" calcext:value-type="float">
            <text:p>13.2E+04</text:p>
          </table:table-cell>
          <table:table-cell table:formula="of:=[.H8]*([.N3]-[.N4])/([.N5]*[.N6])" office:value-type="float" office:value="272685.185185185" calcext:value-type="float">
            <text:p>27.3E+04</text:p>
          </table:table-cell>
          <table:table-cell table:formula="of:=[.I8]*([.N3]-[.N4])/([.N5]*[.N6])" office:value-type="float" office:value="272685.185185185" calcext:value-type="float">
            <text:p>27.3E+04</text:p>
          </table:table-cell>
          <table:table-cell table:style-name="ce9" table:formula="of:=[.J8]*([.N3]-[.N4])/([.N5]*[.N6])" office:value-type="float" office:value="131944.444444444" calcext:value-type="float">
            <text:p>13.2E+04</text:p>
          </table:table-cell>
          <table:table-cell table:formula="of:=[.K8]*([.N3]-[.N4])/([.N5]*[.N6])" office:value-type="float" office:value="272685.185185185" calcext:value-type="float">
            <text:p>27.3E+04</text:p>
          </table:table-cell>
          <table:table-cell table:style-name="ce13"/>
          <table:table-cell table:number-columns-repeated="2"/>
        </table:table-row>
        <table:table-row table:style-name="ro2">
          <table:table-cell/>
          <table:table-cell table:style-name="Default"/>
          <table:table-cell table:style-name="ce21" table:formula="of:=[.C10]*0.0001" office:value-type="float" office:value="13.1944444444444" calcext:value-type="float">
            <text:p>13.19</text:p>
          </table:table-cell>
          <table:table-cell table:style-name="ce21" table:formula="of:=[.D10]*0.0001" office:value-type="float" office:value="27.2685185185185" calcext:value-type="float">
            <text:p>27.27</text:p>
          </table:table-cell>
          <table:table-cell table:style-name="ce21" table:formula="of:=[.E10]*0.0001" office:value-type="float" office:value="13.1944444444444" calcext:value-type="float">
            <text:p>13.19</text:p>
          </table:table-cell>
          <table:table-cell table:style-name="ce21" table:formula="of:=[.F10]*0.0001" office:value-type="float" office:value="13.1944444444444" calcext:value-type="float">
            <text:p>13.19</text:p>
          </table:table-cell>
          <table:table-cell table:style-name="ce21" table:formula="of:=[.G10]*0.0001" office:value-type="float" office:value="13.1944444444444" calcext:value-type="float">
            <text:p>13.19</text:p>
          </table:table-cell>
          <table:table-cell table:style-name="ce21" table:formula="of:=[.H10]*0.0001" office:value-type="float" office:value="27.2685185185185" calcext:value-type="float">
            <text:p>27.27</text:p>
          </table:table-cell>
          <table:table-cell table:style-name="ce21" table:formula="of:=[.I10]*0.0001" office:value-type="float" office:value="27.2685185185185" calcext:value-type="float">
            <text:p>27.27</text:p>
          </table:table-cell>
          <table:table-cell table:style-name="ce21" table:formula="of:=[.J10]*0.0001" office:value-type="float" office:value="13.1944444444444" calcext:value-type="float">
            <text:p>13.19</text:p>
          </table:table-cell>
          <table:table-cell table:style-name="ce21" table:formula="of:=[.K10]*0.0001" office:value-type="float" office:value="27.2685185185185" calcext:value-type="float">
            <text:p>27.27</text:p>
          </table:table-cell>
          <table:table-cell table:style-name="ce16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5" office:value-type="string" calcext:value-type="string">
            <text:p>LET</text:p>
          </table:table-cell>
          <table:table-cell table:style-name="Default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2" table:style-name="Default" office:value-type="float" office:value="1.32" calcext:value-type="float">
            <text:p>1.32</text:p>
          </table:table-cell>
          <table:table-cell office:value-type="float" office:value="1.32" calcext:value-type="float">
            <text:p>1.32</text:p>
          </table:table-cell>
          <table:table-cell table:number-columns-repeated="2" table:style-name="Default" office:value-type="float" office:value="1.32" calcext:value-type="float">
            <text:p>1.32</text:p>
          </table:table-cell>
          <table:table-cell table:number-columns-repeated="4" table:style-name="Default" office:value-type="float" office:value="2.73" calcext:value-type="float">
            <text:p>2.73</text:p>
          </table:table-cell>
          <table:table-cell table:number-columns-repeated="3"/>
        </table:table-row>
      </table:table>
      <table:table table:name="finFET_100" table:style-name="ta2">
        <table:table-column table:style-name="co3" table:default-cell-style-name="Default"/>
        <table:table-column table:style-name="co3" table:default-cell-style-name="ce1"/>
        <table:table-column table:style-name="co3" table:default-cell-style-name="ce8"/>
        <table:table-column table:style-name="co3" table:default-cell-style-name="ce9"/>
        <table:table-column table:style-name="co3" table:default-cell-style-name="Default"/>
        <table:table-column table:style-name="co3" table:number-columns-repeated="2" table:default-cell-style-name="ce8"/>
        <table:table-column table:style-name="co3" table:number-columns-repeated="2" table:default-cell-style-name="ce9"/>
        <table:table-column table:style-name="co3" table:default-cell-style-name="ce8"/>
        <table:table-column table:style-name="co3" table:default-cell-style-name="ce9"/>
        <table:table-column table:style-name="co3" table:number-columns-repeated="3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<text:span text:style-name="T1">I</text:span><text:span text:style-name="T2">min </text:span><text:span text:style-name="T3">(corrente mínima)</text:span></text:p>
          </table:table-cell>
          <table:covered-table-cell table:style-name="ce20"/>
          <table:covered-table-cell table:number-columns-repeated="8" table:style-name="ce1"/>
          <table:table-cell/>
          <table:table-cell table:style-name="ce33" office:value-type="string" calcext:value-type="string">
            <text:p>TEMP: 100</text:p>
          </table:table-cell>
          <table:table-cell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00</text:p>
          </table:table-cell>
          <table:table-cell/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style-name="ce8" office:value-type="float" office:value="0.000015" calcext:value-type="float">
            <text:p>15.0E-06</text:p>
          </table:table-cell>
          <table:table-cell table:number-columns-repeated="2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2">
          <table:table-cell table:style-name="ce6" office:value-type="string" calcext:value-type="string">
            <text:p>01</text:p>
          </table:table-cell>
          <table:table-cell/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number-columns-repeated="2" office:value-type="float" office:value="0.000015" calcext:value-type="float">
            <text:p>15.0E-06</text:p>
          </table:table-cell>
          <table:table-cell table:number-columns-repeated="2" office:value-type="float" office:value="0.000037" calcext:value-type="float">
            <text:p>37.0E-06</text:p>
          </table:table-cell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/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number-columns-repeated="2" office:value-type="float" office:value="0.000015" calcext:value-type="float">
            <text:p>15.0E-06</text:p>
          </table:table-cell>
          <table:table-cell table:number-columns-repeated="2" office:value-type="float" office:value="0.000037" calcext:value-type="float">
            <text:p>37.0E-06</text:p>
          </table:table-cell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/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style-name="ce9" office:value-type="float" office:value="0.000029" calcext:value-type="float">
            <text:p>29.0E-06</text:p>
          </table:table-cell>
          <table:table-cell table:number-columns-repeated="2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2">
          <table:table-cell table:style-name="ce7"/>
          <table:table-cell table:style-name="Default"/>
          <table:table-cell table:style-name="ce7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I min</text:p>
          </table:table-cell>
          <table:table-cell/>
          <table:table-cell table:style-name="ce9" table:formula="of:=MIN([.C3:.C6])" office:value-type="float" office:value="0.000015" calcext:value-type="float">
            <text:p>15.0E-06</text:p>
          </table:table-cell>
          <table:table-cell table:formula="of:=MIN([.D3:.D6])" office:value-type="float" office:value="0.000031" calcext:value-type="float">
            <text:p>31.0E-06</text:p>
          </table:table-cell>
          <table:table-cell table:style-name="ce9" table:formula="of:=MIN([.E3:.E6])" office:value-type="float" office:value="0.000015" calcext:value-type="float">
            <text:p>15.0E-06</text:p>
          </table:table-cell>
          <table:table-cell table:style-name="ce9" table:formula="of:=MIN([.F3:.F6])" office:value-type="float" office:value="0.000015" calcext:value-type="float">
            <text:p>15.0E-06</text:p>
          </table:table-cell>
          <table:table-cell table:style-name="ce9" table:formula="of:=MIN([.G3:.G6])" office:value-type="float" office:value="0.000015" calcext:value-type="float">
            <text:p>15.0E-06</text:p>
          </table:table-cell>
          <table:table-cell table:formula="of:=MIN([.H3:.H6])" office:value-type="float" office:value="0.000031" calcext:value-type="float">
            <text:p>31.0E-06</text:p>
          </table:table-cell>
          <table:table-cell table:formula="of:=MIN([.I3:.I6])" office:value-type="float" office:value="0.000031" calcext:value-type="float">
            <text:p>31.0E-06</text:p>
          </table:table-cell>
          <table:table-cell table:style-name="ce9" table:formula="of:=MIN([.J3:.J6])" office:value-type="float" office:value="0.000015" calcext:value-type="float">
            <text:p>15.0E-06</text:p>
          </table:table-cell>
          <table:table-cell table:formula="of:=MIN([.K3:.K6])" office:value-type="float" office:value="0.000031" calcext:value-type="float">
            <text:p>31.0E-06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4" office:value-type="string" calcext:value-type="string">
            <text:p>LET</text:p>
          </table:table-cell>
          <table:table-cell/>
          <table:table-cell table:style-name="ce9" table:formula="of:=[.C8]*([.N3]-[.N4])/([.N5]*[.N6])" office:value-type="float" office:value="131944.444444444" calcext:value-type="float">
            <text:p>13.2E+04</text:p>
          </table:table-cell>
          <table:table-cell table:formula="of:=[.D8]*([.N3]-[.N4])/([.N5]*[.N6])" office:value-type="float" office:value="272685.185185185" calcext:value-type="float">
            <text:p>27.3E+04</text:p>
          </table:table-cell>
          <table:table-cell table:style-name="ce9" table:formula="of:=[.E8]*([.N3]-[.N4])/([.N5]*[.N6])" office:value-type="float" office:value="131944.444444444" calcext:value-type="float">
            <text:p>13.2E+04</text:p>
          </table:table-cell>
          <table:table-cell table:style-name="ce9" table:formula="of:=[.F8]*([.N3]-[.N4])/([.N5]*[.N6])" office:value-type="float" office:value="131944.444444444" calcext:value-type="float">
            <text:p>13.2E+04</text:p>
          </table:table-cell>
          <table:table-cell table:style-name="ce9" table:formula="of:=[.G8]*([.N3]-[.N4])/([.N5]*[.N6])" office:value-type="float" office:value="131944.444444444" calcext:value-type="float">
            <text:p>13.2E+04</text:p>
          </table:table-cell>
          <table:table-cell table:formula="of:=[.H8]*([.N3]-[.N4])/([.N5]*[.N6])" office:value-type="float" office:value="272685.185185185" calcext:value-type="float">
            <text:p>27.3E+04</text:p>
          </table:table-cell>
          <table:table-cell table:formula="of:=[.I8]*([.N3]-[.N4])/([.N5]*[.N6])" office:value-type="float" office:value="272685.185185185" calcext:value-type="float">
            <text:p>27.3E+04</text:p>
          </table:table-cell>
          <table:table-cell table:style-name="ce9" table:formula="of:=[.J8]*([.N3]-[.N4])/([.N5]*[.N6])" office:value-type="float" office:value="131944.444444444" calcext:value-type="float">
            <text:p>13.2E+04</text:p>
          </table:table-cell>
          <table:table-cell table:formula="of:=[.K8]*([.N3]-[.N4])/([.N5]*[.N6])" office:value-type="float" office:value="272685.185185185" calcext:value-type="float">
            <text:p>27.3E+04</text:p>
          </table:table-cell>
          <table:table-cell table:style-name="ce13"/>
          <table:table-cell table:number-columns-repeated="2"/>
        </table:table-row>
        <table:table-row table:style-name="ro2">
          <table:table-cell/>
          <table:table-cell table:style-name="Default"/>
          <table:table-cell table:style-name="ce21" table:formula="of:=[.C10]*0.0001" office:value-type="float" office:value="13.1944444444444" calcext:value-type="float">
            <text:p>13.19</text:p>
          </table:table-cell>
          <table:table-cell table:style-name="ce21" table:formula="of:=[.D10]*0.0001" office:value-type="float" office:value="27.2685185185185" calcext:value-type="float">
            <text:p>27.27</text:p>
          </table:table-cell>
          <table:table-cell table:style-name="ce21" table:formula="of:=[.E10]*0.0001" office:value-type="float" office:value="13.1944444444444" calcext:value-type="float">
            <text:p>13.19</text:p>
          </table:table-cell>
          <table:table-cell table:style-name="ce21" table:formula="of:=[.F10]*0.0001" office:value-type="float" office:value="13.1944444444444" calcext:value-type="float">
            <text:p>13.19</text:p>
          </table:table-cell>
          <table:table-cell table:style-name="ce21" table:formula="of:=[.G10]*0.0001" office:value-type="float" office:value="13.1944444444444" calcext:value-type="float">
            <text:p>13.19</text:p>
          </table:table-cell>
          <table:table-cell table:style-name="ce21" table:formula="of:=[.H10]*0.0001" office:value-type="float" office:value="27.2685185185185" calcext:value-type="float">
            <text:p>27.27</text:p>
          </table:table-cell>
          <table:table-cell table:style-name="ce21" table:formula="of:=[.I10]*0.0001" office:value-type="float" office:value="27.2685185185185" calcext:value-type="float">
            <text:p>27.27</text:p>
          </table:table-cell>
          <table:table-cell table:style-name="ce21" table:formula="of:=[.J10]*0.0001" office:value-type="float" office:value="13.1944444444444" calcext:value-type="float">
            <text:p>13.19</text:p>
          </table:table-cell>
          <table:table-cell table:style-name="ce21" table:formula="of:=[.K10]*0.0001" office:value-type="float" office:value="27.2685185185185" calcext:value-type="float">
            <text:p>27.27</text:p>
          </table:table-cell>
          <table:table-cell table:style-name="ce16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5" office:value-type="string" calcext:value-type="string">
            <text:p>LET</text:p>
          </table:table-cell>
          <table:table-cell table:style-name="Default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2" table:style-name="Default" office:value-type="float" office:value="1.32" calcext:value-type="float">
            <text:p>1.32</text:p>
          </table:table-cell>
          <table:table-cell office:value-type="float" office:value="1.32" calcext:value-type="float">
            <text:p>1.32</text:p>
          </table:table-cell>
          <table:table-cell table:number-columns-repeated="2" table:style-name="Default" office:value-type="float" office:value="1.32" calcext:value-type="float">
            <text:p>1.32</text:p>
          </table:table-cell>
          <table:table-cell table:number-columns-repeated="4" table:style-name="Default" office:value-type="float" office:value="2.73" calcext:value-type="float">
            <text:p>2.73</text:p>
          </table:table-cell>
          <table:table-cell table:number-columns-repeated="3"/>
        </table:table-row>
      </table:table>
      <table:table table:name="cmos_125" table:style-name="ta2">
        <table:table-column table:style-name="co3" table:default-cell-style-name="Default"/>
        <table:table-column table:style-name="co3" table:default-cell-style-name="ce1"/>
        <table:table-column table:style-name="co3" table:default-cell-style-name="ce8"/>
        <table:table-column table:style-name="co3" table:default-cell-style-name="ce9"/>
        <table:table-column table:style-name="co3" table:default-cell-style-name="Default"/>
        <table:table-column table:style-name="co3" table:number-columns-repeated="2" table:default-cell-style-name="ce8"/>
        <table:table-column table:style-name="co3" table:number-columns-repeated="2" table:default-cell-style-name="ce9"/>
        <table:table-column table:style-name="co3" table:default-cell-style-name="ce8"/>
        <table:table-column table:style-name="co3" table:default-cell-style-name="ce9"/>
        <table:table-column table:style-name="co3" table:number-columns-repeated="3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<text:span text:style-name="T1">I</text:span><text:span text:style-name="T2">min </text:span><text:span text:style-name="T3">(corrente mínima)</text:span></text:p>
          </table:table-cell>
          <table:covered-table-cell table:style-name="ce20"/>
          <table:covered-table-cell table:number-columns-repeated="8" table:style-name="ce1"/>
          <table:table-cell/>
          <table:table-cell table:style-name="ce33" office:value-type="string" calcext:value-type="string">
            <text:p>TEMP: 125</text:p>
          </table:table-cell>
          <table:table-cell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00</text:p>
          </table:table-cell>
          <table:table-cell/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style-name="ce8" office:value-type="float" office:value="0.000015" calcext:value-type="float">
            <text:p>15.0E-06</text:p>
          </table:table-cell>
          <table:table-cell table:number-columns-repeated="2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2">
          <table:table-cell table:style-name="ce6" office:value-type="string" calcext:value-type="string">
            <text:p>01</text:p>
          </table:table-cell>
          <table:table-cell/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number-columns-repeated="2" office:value-type="float" office:value="0.000015" calcext:value-type="float">
            <text:p>15.0E-06</text:p>
          </table:table-cell>
          <table:table-cell table:number-columns-repeated="2" office:value-type="float" office:value="0.000037" calcext:value-type="float">
            <text:p>37.0E-06</text:p>
          </table:table-cell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/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number-columns-repeated="2" office:value-type="float" office:value="0.000015" calcext:value-type="float">
            <text:p>15.0E-06</text:p>
          </table:table-cell>
          <table:table-cell table:number-columns-repeated="2" office:value-type="float" office:value="0.000037" calcext:value-type="float">
            <text:p>37.0E-06</text:p>
          </table:table-cell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/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style-name="ce9" office:value-type="float" office:value="0.000029" calcext:value-type="float">
            <text:p>29.0E-06</text:p>
          </table:table-cell>
          <table:table-cell table:number-columns-repeated="2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2">
          <table:table-cell table:style-name="ce7"/>
          <table:table-cell table:style-name="Default"/>
          <table:table-cell table:style-name="ce7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I min</text:p>
          </table:table-cell>
          <table:table-cell/>
          <table:table-cell table:style-name="ce9" table:formula="of:=MIN([.C3:.C6])" office:value-type="float" office:value="0.000015" calcext:value-type="float">
            <text:p>15.0E-06</text:p>
          </table:table-cell>
          <table:table-cell table:formula="of:=MIN([.D3:.D6])" office:value-type="float" office:value="0.000031" calcext:value-type="float">
            <text:p>31.0E-06</text:p>
          </table:table-cell>
          <table:table-cell table:style-name="ce9" table:formula="of:=MIN([.E3:.E6])" office:value-type="float" office:value="0.000015" calcext:value-type="float">
            <text:p>15.0E-06</text:p>
          </table:table-cell>
          <table:table-cell table:style-name="ce9" table:formula="of:=MIN([.F3:.F6])" office:value-type="float" office:value="0.000015" calcext:value-type="float">
            <text:p>15.0E-06</text:p>
          </table:table-cell>
          <table:table-cell table:style-name="ce9" table:formula="of:=MIN([.G3:.G6])" office:value-type="float" office:value="0.000015" calcext:value-type="float">
            <text:p>15.0E-06</text:p>
          </table:table-cell>
          <table:table-cell table:formula="of:=MIN([.H3:.H6])" office:value-type="float" office:value="0.000031" calcext:value-type="float">
            <text:p>31.0E-06</text:p>
          </table:table-cell>
          <table:table-cell table:formula="of:=MIN([.I3:.I6])" office:value-type="float" office:value="0.000031" calcext:value-type="float">
            <text:p>31.0E-06</text:p>
          </table:table-cell>
          <table:table-cell table:style-name="ce9" table:formula="of:=MIN([.J3:.J6])" office:value-type="float" office:value="0.000015" calcext:value-type="float">
            <text:p>15.0E-06</text:p>
          </table:table-cell>
          <table:table-cell table:formula="of:=MIN([.K3:.K6])" office:value-type="float" office:value="0.000031" calcext:value-type="float">
            <text:p>31.0E-06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4" office:value-type="string" calcext:value-type="string">
            <text:p>LET</text:p>
          </table:table-cell>
          <table:table-cell/>
          <table:table-cell table:style-name="ce9" table:formula="of:=[.C8]*([.N3]-[.N4])/([.N5]*[.N6])" office:value-type="float" office:value="131944.444444444" calcext:value-type="float">
            <text:p>13.2E+04</text:p>
          </table:table-cell>
          <table:table-cell table:formula="of:=[.D8]*([.N3]-[.N4])/([.N5]*[.N6])" office:value-type="float" office:value="272685.185185185" calcext:value-type="float">
            <text:p>27.3E+04</text:p>
          </table:table-cell>
          <table:table-cell table:style-name="ce9" table:formula="of:=[.E8]*([.N3]-[.N4])/([.N5]*[.N6])" office:value-type="float" office:value="131944.444444444" calcext:value-type="float">
            <text:p>13.2E+04</text:p>
          </table:table-cell>
          <table:table-cell table:style-name="ce9" table:formula="of:=[.F8]*([.N3]-[.N4])/([.N5]*[.N6])" office:value-type="float" office:value="131944.444444444" calcext:value-type="float">
            <text:p>13.2E+04</text:p>
          </table:table-cell>
          <table:table-cell table:style-name="ce9" table:formula="of:=[.G8]*([.N3]-[.N4])/([.N5]*[.N6])" office:value-type="float" office:value="131944.444444444" calcext:value-type="float">
            <text:p>13.2E+04</text:p>
          </table:table-cell>
          <table:table-cell table:formula="of:=[.H8]*([.N3]-[.N4])/([.N5]*[.N6])" office:value-type="float" office:value="272685.185185185" calcext:value-type="float">
            <text:p>27.3E+04</text:p>
          </table:table-cell>
          <table:table-cell table:formula="of:=[.I8]*([.N3]-[.N4])/([.N5]*[.N6])" office:value-type="float" office:value="272685.185185185" calcext:value-type="float">
            <text:p>27.3E+04</text:p>
          </table:table-cell>
          <table:table-cell table:style-name="ce9" table:formula="of:=[.J8]*([.N3]-[.N4])/([.N5]*[.N6])" office:value-type="float" office:value="131944.444444444" calcext:value-type="float">
            <text:p>13.2E+04</text:p>
          </table:table-cell>
          <table:table-cell table:formula="of:=[.K8]*([.N3]-[.N4])/([.N5]*[.N6])" office:value-type="float" office:value="272685.185185185" calcext:value-type="float">
            <text:p>27.3E+04</text:p>
          </table:table-cell>
          <table:table-cell table:style-name="ce13"/>
          <table:table-cell table:number-columns-repeated="2"/>
        </table:table-row>
        <table:table-row table:style-name="ro2">
          <table:table-cell/>
          <table:table-cell table:style-name="Default"/>
          <table:table-cell table:style-name="ce21" table:formula="of:=[.C10]*0.0001" office:value-type="float" office:value="13.1944444444444" calcext:value-type="float">
            <text:p>13.19</text:p>
          </table:table-cell>
          <table:table-cell table:style-name="ce21" table:formula="of:=[.D10]*0.0001" office:value-type="float" office:value="27.2685185185185" calcext:value-type="float">
            <text:p>27.27</text:p>
          </table:table-cell>
          <table:table-cell table:style-name="ce21" table:formula="of:=[.E10]*0.0001" office:value-type="float" office:value="13.1944444444444" calcext:value-type="float">
            <text:p>13.19</text:p>
          </table:table-cell>
          <table:table-cell table:style-name="ce21" table:formula="of:=[.F10]*0.0001" office:value-type="float" office:value="13.1944444444444" calcext:value-type="float">
            <text:p>13.19</text:p>
          </table:table-cell>
          <table:table-cell table:style-name="ce21" table:formula="of:=[.G10]*0.0001" office:value-type="float" office:value="13.1944444444444" calcext:value-type="float">
            <text:p>13.19</text:p>
          </table:table-cell>
          <table:table-cell table:style-name="ce21" table:formula="of:=[.H10]*0.0001" office:value-type="float" office:value="27.2685185185185" calcext:value-type="float">
            <text:p>27.27</text:p>
          </table:table-cell>
          <table:table-cell table:style-name="ce21" table:formula="of:=[.I10]*0.0001" office:value-type="float" office:value="27.2685185185185" calcext:value-type="float">
            <text:p>27.27</text:p>
          </table:table-cell>
          <table:table-cell table:style-name="ce21" table:formula="of:=[.J10]*0.0001" office:value-type="float" office:value="13.1944444444444" calcext:value-type="float">
            <text:p>13.19</text:p>
          </table:table-cell>
          <table:table-cell table:style-name="ce21" table:formula="of:=[.K10]*0.0001" office:value-type="float" office:value="27.2685185185185" calcext:value-type="float">
            <text:p>27.27</text:p>
          </table:table-cell>
          <table:table-cell table:style-name="ce16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5" office:value-type="string" calcext:value-type="string">
            <text:p>LET</text:p>
          </table:table-cell>
          <table:table-cell table:style-name="Default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2" table:style-name="Default" office:value-type="float" office:value="1.32" calcext:value-type="float">
            <text:p>1.32</text:p>
          </table:table-cell>
          <table:table-cell office:value-type="float" office:value="1.32" calcext:value-type="float">
            <text:p>1.32</text:p>
          </table:table-cell>
          <table:table-cell table:number-columns-repeated="2" table:style-name="Default" office:value-type="float" office:value="1.32" calcext:value-type="float">
            <text:p>1.32</text:p>
          </table:table-cell>
          <table:table-cell table:number-columns-repeated="4" table:style-name="Default" office:value-type="float" office:value="2.73" calcext:value-type="float">
            <text:p>2.73</text:p>
          </table:table-cell>
          <table:table-cell table:number-columns-repeated="3"/>
        </table:table-row>
      </table:table>
      <table:table table:name="finFET_125" table:style-name="ta2">
        <table:table-column table:style-name="co3" table:default-cell-style-name="Default"/>
        <table:table-column table:style-name="co3" table:default-cell-style-name="ce1"/>
        <table:table-column table:style-name="co3" table:default-cell-style-name="ce8"/>
        <table:table-column table:style-name="co3" table:default-cell-style-name="ce9"/>
        <table:table-column table:style-name="co3" table:default-cell-style-name="Default"/>
        <table:table-column table:style-name="co3" table:number-columns-repeated="2" table:default-cell-style-name="ce8"/>
        <table:table-column table:style-name="co3" table:number-columns-repeated="2" table:default-cell-style-name="ce9"/>
        <table:table-column table:style-name="co3" table:default-cell-style-name="ce8"/>
        <table:table-column table:style-name="co3" table:default-cell-style-name="ce9"/>
        <table:table-column table:style-name="co3" table:number-columns-repeated="3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<text:span text:style-name="T1">I</text:span><text:span text:style-name="T2">min </text:span><text:span text:style-name="T3">(corrente mínima)</text:span></text:p>
          </table:table-cell>
          <table:covered-table-cell table:style-name="ce20"/>
          <table:covered-table-cell table:number-columns-repeated="8" table:style-name="ce1"/>
          <table:table-cell/>
          <table:table-cell table:style-name="ce33" office:value-type="string" calcext:value-type="string">
            <text:p>TEMP: 125</text:p>
          </table:table-cell>
          <table:table-cell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00</text:p>
          </table:table-cell>
          <table:table-cell/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style-name="ce8" office:value-type="float" office:value="0.000015" calcext:value-type="float">
            <text:p>15.0E-06</text:p>
          </table:table-cell>
          <table:table-cell table:number-columns-repeated="2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2">
          <table:table-cell table:style-name="ce6" office:value-type="string" calcext:value-type="string">
            <text:p>01</text:p>
          </table:table-cell>
          <table:table-cell/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number-columns-repeated="2" office:value-type="float" office:value="0.000015" calcext:value-type="float">
            <text:p>15.0E-06</text:p>
          </table:table-cell>
          <table:table-cell table:number-columns-repeated="2" office:value-type="float" office:value="0.000037" calcext:value-type="float">
            <text:p>37.0E-06</text:p>
          </table:table-cell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/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number-columns-repeated="2" office:value-type="float" office:value="0.000015" calcext:value-type="float">
            <text:p>15.0E-06</text:p>
          </table:table-cell>
          <table:table-cell table:number-columns-repeated="2" office:value-type="float" office:value="0.000037" calcext:value-type="float">
            <text:p>37.0E-06</text:p>
          </table:table-cell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/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style-name="ce9" office:value-type="float" office:value="0.000029" calcext:value-type="float">
            <text:p>29.0E-06</text:p>
          </table:table-cell>
          <table:table-cell table:number-columns-repeated="2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2">
          <table:table-cell table:style-name="ce7"/>
          <table:table-cell table:style-name="Default"/>
          <table:table-cell table:style-name="ce7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I min</text:p>
          </table:table-cell>
          <table:table-cell/>
          <table:table-cell table:style-name="ce9" table:formula="of:=MIN([.C3:.C6])" office:value-type="float" office:value="0.000015" calcext:value-type="float">
            <text:p>15.0E-06</text:p>
          </table:table-cell>
          <table:table-cell table:formula="of:=MIN([.D3:.D6])" office:value-type="float" office:value="0.000031" calcext:value-type="float">
            <text:p>31.0E-06</text:p>
          </table:table-cell>
          <table:table-cell table:style-name="ce9" table:formula="of:=MIN([.E3:.E6])" office:value-type="float" office:value="0.000015" calcext:value-type="float">
            <text:p>15.0E-06</text:p>
          </table:table-cell>
          <table:table-cell table:style-name="ce9" table:formula="of:=MIN([.F3:.F6])" office:value-type="float" office:value="0.000015" calcext:value-type="float">
            <text:p>15.0E-06</text:p>
          </table:table-cell>
          <table:table-cell table:style-name="ce9" table:formula="of:=MIN([.G3:.G6])" office:value-type="float" office:value="0.000015" calcext:value-type="float">
            <text:p>15.0E-06</text:p>
          </table:table-cell>
          <table:table-cell table:formula="of:=MIN([.H3:.H6])" office:value-type="float" office:value="0.000031" calcext:value-type="float">
            <text:p>31.0E-06</text:p>
          </table:table-cell>
          <table:table-cell table:formula="of:=MIN([.I3:.I6])" office:value-type="float" office:value="0.000031" calcext:value-type="float">
            <text:p>31.0E-06</text:p>
          </table:table-cell>
          <table:table-cell table:style-name="ce9" table:formula="of:=MIN([.J3:.J6])" office:value-type="float" office:value="0.000015" calcext:value-type="float">
            <text:p>15.0E-06</text:p>
          </table:table-cell>
          <table:table-cell table:formula="of:=MIN([.K3:.K6])" office:value-type="float" office:value="0.000031" calcext:value-type="float">
            <text:p>31.0E-06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4" office:value-type="string" calcext:value-type="string">
            <text:p>LET</text:p>
          </table:table-cell>
          <table:table-cell/>
          <table:table-cell table:style-name="ce9" table:formula="of:=[.C8]*([.N3]-[.N4])/([.N5]*[.N6])" office:value-type="float" office:value="131944.444444444" calcext:value-type="float">
            <text:p>13.2E+04</text:p>
          </table:table-cell>
          <table:table-cell table:formula="of:=[.D8]*([.N3]-[.N4])/([.N5]*[.N6])" office:value-type="float" office:value="272685.185185185" calcext:value-type="float">
            <text:p>27.3E+04</text:p>
          </table:table-cell>
          <table:table-cell table:style-name="ce9" table:formula="of:=[.E8]*([.N3]-[.N4])/([.N5]*[.N6])" office:value-type="float" office:value="131944.444444444" calcext:value-type="float">
            <text:p>13.2E+04</text:p>
          </table:table-cell>
          <table:table-cell table:style-name="ce9" table:formula="of:=[.F8]*([.N3]-[.N4])/([.N5]*[.N6])" office:value-type="float" office:value="131944.444444444" calcext:value-type="float">
            <text:p>13.2E+04</text:p>
          </table:table-cell>
          <table:table-cell table:style-name="ce9" table:formula="of:=[.G8]*([.N3]-[.N4])/([.N5]*[.N6])" office:value-type="float" office:value="131944.444444444" calcext:value-type="float">
            <text:p>13.2E+04</text:p>
          </table:table-cell>
          <table:table-cell table:formula="of:=[.H8]*([.N3]-[.N4])/([.N5]*[.N6])" office:value-type="float" office:value="272685.185185185" calcext:value-type="float">
            <text:p>27.3E+04</text:p>
          </table:table-cell>
          <table:table-cell table:formula="of:=[.I8]*([.N3]-[.N4])/([.N5]*[.N6])" office:value-type="float" office:value="272685.185185185" calcext:value-type="float">
            <text:p>27.3E+04</text:p>
          </table:table-cell>
          <table:table-cell table:style-name="ce9" table:formula="of:=[.J8]*([.N3]-[.N4])/([.N5]*[.N6])" office:value-type="float" office:value="131944.444444444" calcext:value-type="float">
            <text:p>13.2E+04</text:p>
          </table:table-cell>
          <table:table-cell table:formula="of:=[.K8]*([.N3]-[.N4])/([.N5]*[.N6])" office:value-type="float" office:value="272685.185185185" calcext:value-type="float">
            <text:p>27.3E+04</text:p>
          </table:table-cell>
          <table:table-cell table:style-name="ce13"/>
          <table:table-cell table:number-columns-repeated="2"/>
        </table:table-row>
        <table:table-row table:style-name="ro2">
          <table:table-cell/>
          <table:table-cell table:style-name="Default"/>
          <table:table-cell table:style-name="ce21" table:formula="of:=[.C10]*0.0001" office:value-type="float" office:value="13.1944444444444" calcext:value-type="float">
            <text:p>13.19</text:p>
          </table:table-cell>
          <table:table-cell table:style-name="ce21" table:formula="of:=[.D10]*0.0001" office:value-type="float" office:value="27.2685185185185" calcext:value-type="float">
            <text:p>27.27</text:p>
          </table:table-cell>
          <table:table-cell table:style-name="ce21" table:formula="of:=[.E10]*0.0001" office:value-type="float" office:value="13.1944444444444" calcext:value-type="float">
            <text:p>13.19</text:p>
          </table:table-cell>
          <table:table-cell table:style-name="ce21" table:formula="of:=[.F10]*0.0001" office:value-type="float" office:value="13.1944444444444" calcext:value-type="float">
            <text:p>13.19</text:p>
          </table:table-cell>
          <table:table-cell table:style-name="ce21" table:formula="of:=[.G10]*0.0001" office:value-type="float" office:value="13.1944444444444" calcext:value-type="float">
            <text:p>13.19</text:p>
          </table:table-cell>
          <table:table-cell table:style-name="ce21" table:formula="of:=[.H10]*0.0001" office:value-type="float" office:value="27.2685185185185" calcext:value-type="float">
            <text:p>27.27</text:p>
          </table:table-cell>
          <table:table-cell table:style-name="ce21" table:formula="of:=[.I10]*0.0001" office:value-type="float" office:value="27.2685185185185" calcext:value-type="float">
            <text:p>27.27</text:p>
          </table:table-cell>
          <table:table-cell table:style-name="ce21" table:formula="of:=[.J10]*0.0001" office:value-type="float" office:value="13.1944444444444" calcext:value-type="float">
            <text:p>13.19</text:p>
          </table:table-cell>
          <table:table-cell table:style-name="ce21" table:formula="of:=[.K10]*0.0001" office:value-type="float" office:value="27.2685185185185" calcext:value-type="float">
            <text:p>27.27</text:p>
          </table:table-cell>
          <table:table-cell table:style-name="ce16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5" office:value-type="string" calcext:value-type="string">
            <text:p>LET</text:p>
          </table:table-cell>
          <table:table-cell table:style-name="Default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2" table:style-name="Default" office:value-type="float" office:value="1.32" calcext:value-type="float">
            <text:p>1.32</text:p>
          </table:table-cell>
          <table:table-cell office:value-type="float" office:value="1.32" calcext:value-type="float">
            <text:p>1.32</text:p>
          </table:table-cell>
          <table:table-cell table:number-columns-repeated="2" table:style-name="Default" office:value-type="float" office:value="1.32" calcext:value-type="float">
            <text:p>1.32</text:p>
          </table:table-cell>
          <table:table-cell table:number-columns-repeated="4" table:style-name="Default" office:value-type="float" office:value="2.73" calcext:value-type="float">
            <text:p>2.73</text:p>
          </table:table-cell>
          <table:table-cell table:number-columns-repeated="3"/>
        </table:table-row>
      </table:table>
      <table:table table:name="sumary" table:style-name="ta2">
        <table:shapes>
          <draw:frame draw:z-index="0" draw:style-name="gr1" draw:text-style-name="P1" svg:width="453.6pt" svg:height="255.29pt" svg:x="38.69pt" svg:y="385.43pt">
            <draw:object draw:notify-on-update-of-ranges="sumary.B2:sumary.L2 sumary.A3:sumary.A3 sumary.B4:sumary.L4 sumary.A5:sumary.A5 sumary.B6:sumary.L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564.8pt" svg:y="382.34pt">
            <draw:object draw:notify-on-update-of-ranges="sumary.B2:sumary.L2 sumary.A3:sumary.A3 sumary.B4:sumary.L4 sumary.A5:sumary.A5 sumary.B6:sumary.L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51pt" svg:height="255.09pt" svg:x="884.78pt" svg:y="30.53pt">
            <draw:object draw:notify-on-update-of-ranges="sumary.I9:sumary.K9 sumary.H10:sumary.H10 sumary.I10:sumary.K10 sumary.H11:sumary.H11 sumary.I11:sumary.K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2">
          <table:table-cell table:style-name="ce29" office:value-type="string" calcext:value-type="string" table:number-columns-spanned="11" table:number-rows-spanned="1">
            <text:p>Summary LET</text:p>
          </table:table-cell>
          <table:covered-table-cell table:number-columns-repeated="10"/>
        </table:table-row>
        <table:table-row table:style-name="ro2">
          <table:table-cell/>
          <table:table-cell table:style-name="ce13"/>
          <table:table-cell table:style-name="ce13" office:value-type="string" calcext:value-type="string">
            <text:p>V1</text:p>
          </table:table-cell>
          <table:table-cell table:style-name="ce13" office:value-type="string" calcext:value-type="string">
            <text:p>V2</text:p>
          </table:table-cell>
          <table:table-cell table:style-name="ce13" office:value-type="string" calcext:value-type="string">
            <text:p>V3</text:p>
          </table:table-cell>
          <table:table-cell table:style-name="ce13" office:value-type="string" calcext:value-type="string">
            <text:p>V4</text:p>
          </table:table-cell>
          <table:table-cell table:style-name="ce13" office:value-type="string" calcext:value-type="string">
            <text:p>V5</text:p>
          </table:table-cell>
          <table:table-cell table:style-name="ce13" office:value-type="string" calcext:value-type="string">
            <text:p>V6</text:p>
          </table:table-cell>
          <table:table-cell table:style-name="ce13" office:value-type="string" calcext:value-type="string">
            <text:p>V7</text:p>
          </table:table-cell>
          <table:table-cell table:style-name="ce13" office:value-type="string" calcext:value-type="string">
            <text:p>V8</text:p>
          </table:table-cell>
          <table:table-cell office:value-type="string" calcext:value-type="string">
            <text:p>V9</text:p>
          </table:table-cell>
        </table:table-row>
        <table:table-row table:style-name="ro2">
          <table:table-cell table:style-name="ce4" office:value-type="string" calcext:value-type="string">
            <text:p>CMOS</text:p>
          </table:table-cell>
          <table:table-cell table:style-name="ce1"/>
          <table:table-cell table:style-name="ce9" table:formula="of:=[$cmos_25.C10]" office:value-type="float" office:value="131944.444444444" calcext:value-type="float">
            <text:p>13.2E+04</text:p>
          </table:table-cell>
          <table:table-cell table:style-name="ce9" table:formula="of:=[$cmos_25.D10]" office:value-type="float" office:value="272685.185185185" calcext:value-type="float">
            <text:p>27.3E+04</text:p>
          </table:table-cell>
          <table:table-cell table:style-name="ce9" table:formula="of:=[$cmos_25.E10]" office:value-type="float" office:value="131944.444444444" calcext:value-type="float">
            <text:p>13.2E+04</text:p>
          </table:table-cell>
          <table:table-cell table:style-name="ce9" table:formula="of:=[$cmos_25.F10]" office:value-type="float" office:value="131944.444444444" calcext:value-type="float">
            <text:p>13.2E+04</text:p>
          </table:table-cell>
          <table:table-cell table:style-name="ce9" table:formula="of:=[$cmos_25.G10]" office:value-type="float" office:value="131944.444444444" calcext:value-type="float">
            <text:p>13.2E+04</text:p>
          </table:table-cell>
          <table:table-cell table:style-name="ce9" table:formula="of:=[$cmos_25.H10]" office:value-type="float" office:value="272685.185185185" calcext:value-type="float">
            <text:p>27.3E+04</text:p>
          </table:table-cell>
          <table:table-cell table:style-name="ce9" table:formula="of:=[$cmos_25.I10]" office:value-type="float" office:value="272685.185185185" calcext:value-type="float">
            <text:p>27.3E+04</text:p>
          </table:table-cell>
          <table:table-cell table:style-name="ce9" table:formula="of:=[$cmos_25.J10]" office:value-type="float" office:value="131944.444444444" calcext:value-type="float">
            <text:p>13.2E+04</text:p>
          </table:table-cell>
          <table:table-cell table:style-name="ce9" table:formula="of:=[$cmos_25.K10]" office:value-type="float" office:value="272685.185185185" calcext:value-type="float">
            <text:p>27.3E+04</text:p>
          </table:table-cell>
        </table:table-row>
        <table:table-row table:style-name="ro2">
          <table:table-cell table:number-columns-repeated="2"/>
          <table:table-cell table:style-name="ce39" table:formula="of:=[.C3]*0.0001" office:value-type="float" office:value="13.1944444444444" calcext:value-type="float">
            <text:p>13.19</text:p>
          </table:table-cell>
          <table:table-cell table:style-name="ce39" table:formula="of:=[.D3]*0.0001" office:value-type="float" office:value="27.2685185185185" calcext:value-type="float">
            <text:p>27.27</text:p>
          </table:table-cell>
          <table:table-cell table:style-name="ce39" table:formula="of:=[.E3]*0.0001" office:value-type="float" office:value="13.1944444444444" calcext:value-type="float">
            <text:p>13.19</text:p>
          </table:table-cell>
          <table:table-cell table:style-name="ce39" table:formula="of:=[.F3]*0.0001" office:value-type="float" office:value="13.1944444444444" calcext:value-type="float">
            <text:p>13.19</text:p>
          </table:table-cell>
          <table:table-cell table:style-name="ce39" table:formula="of:=[.G3]*0.0001" office:value-type="float" office:value="13.1944444444444" calcext:value-type="float">
            <text:p>13.19</text:p>
          </table:table-cell>
          <table:table-cell table:style-name="ce39" table:formula="of:=[.H3]*0.0001" office:value-type="float" office:value="27.2685185185185" calcext:value-type="float">
            <text:p>27.27</text:p>
          </table:table-cell>
          <table:table-cell table:style-name="ce39" table:formula="of:=[.I3]*0.0001" office:value-type="float" office:value="27.2685185185185" calcext:value-type="float">
            <text:p>27.27</text:p>
          </table:table-cell>
          <table:table-cell table:style-name="ce39" table:formula="of:=[.J3]*0.0001" office:value-type="float" office:value="13.1944444444444" calcext:value-type="float">
            <text:p>13.19</text:p>
          </table:table-cell>
          <table:table-cell table:style-name="ce39" table:formula="of:=[.K3]*0.0001" office:value-type="float" office:value="27.2685185185185" calcext:value-type="float">
            <text:p>27.27</text:p>
          </table:table-cell>
        </table:table-row>
        <table:table-row table:style-name="ro2">
          <table:table-cell table:style-name="ce4" office:value-type="string" calcext:value-type="string">
            <text:p>FinFET</text:p>
          </table:table-cell>
          <table:table-cell table:style-name="ce13"/>
          <table:table-cell table:style-name="ce27" table:formula="of:=[$finFET_25.C10]" office:value-type="float" office:value="431018.518518519" calcext:value-type="float">
            <text:p>4.31E+05</text:p>
          </table:table-cell>
          <table:table-cell table:style-name="ce27" table:formula="of:=[$finFET_25.D10]" office:value-type="float" office:value="730092.592592593" calcext:value-type="float">
            <text:p>7.30E+05</text:p>
          </table:table-cell>
          <table:table-cell table:style-name="ce27" table:formula="of:=[$finFET_25.E10]" office:value-type="float" office:value="518981.481481482" calcext:value-type="float">
            <text:p>5.19E+05</text:p>
          </table:table-cell>
          <table:table-cell table:style-name="ce27" table:formula="of:=[$finFET_25.F10]" office:value-type="float" office:value="431018.518518519" calcext:value-type="float">
            <text:p>4.31E+05</text:p>
          </table:table-cell>
          <table:table-cell table:style-name="ce27" table:formula="of:=[$finFET_25.G10]" office:value-type="float" office:value="536574.074074074" calcext:value-type="float">
            <text:p>5.37E+05</text:p>
          </table:table-cell>
          <table:table-cell table:style-name="ce27" table:formula="of:=[$finFET_25.H10]" office:value-type="float" office:value="730092.592592593" calcext:value-type="float">
            <text:p>7.30E+05</text:p>
          </table:table-cell>
          <table:table-cell table:style-name="ce27" table:formula="of:=[$finFET_25.I10]" office:value-type="float" office:value="730092.592592593" calcext:value-type="float">
            <text:p>7.30E+05</text:p>
          </table:table-cell>
          <table:table-cell table:style-name="ce27" table:formula="of:=[$finFET_25.J10]" office:value-type="float" office:value="431018.518518519" calcext:value-type="float">
            <text:p>4.31E+05</text:p>
          </table:table-cell>
          <table:table-cell table:style-name="ce27" table:formula="of:=[$finFET_25.K10]" office:value-type="float" office:value="730092.592592593" calcext:value-type="float">
            <text:p>7.30E+05</text:p>
          </table:table-cell>
        </table:table-row>
        <table:table-row table:style-name="ro2">
          <table:table-cell/>
          <table:table-cell table:style-name="ce14"/>
          <table:table-cell table:style-name="ce39" table:formula="of:=[.C5]*0.0001" office:value-type="float" office:value="43.1018518518519" calcext:value-type="float">
            <text:p>43.10</text:p>
          </table:table-cell>
          <table:table-cell table:style-name="ce39" table:formula="of:=[.D5]*0.0001" office:value-type="float" office:value="73.0092592592593" calcext:value-type="float">
            <text:p>73.01</text:p>
          </table:table-cell>
          <table:table-cell table:style-name="ce39" table:formula="of:=[.E5]*0.0001" office:value-type="float" office:value="51.8981481481482" calcext:value-type="float">
            <text:p>51.90</text:p>
          </table:table-cell>
          <table:table-cell table:style-name="ce39" table:formula="of:=[.F5]*0.0001" office:value-type="float" office:value="43.1018518518519" calcext:value-type="float">
            <text:p>43.10</text:p>
          </table:table-cell>
          <table:table-cell table:style-name="ce39" table:formula="of:=[.G5]*0.0001" office:value-type="float" office:value="53.6574074074074" calcext:value-type="float">
            <text:p>53.66</text:p>
          </table:table-cell>
          <table:table-cell table:style-name="ce39" table:formula="of:=[.H5]*0.0001" office:value-type="float" office:value="73.0092592592593" calcext:value-type="float">
            <text:p>73.01</text:p>
          </table:table-cell>
          <table:table-cell table:style-name="ce39" table:formula="of:=[.I5]*0.0001" office:value-type="float" office:value="73.0092592592593" calcext:value-type="float">
            <text:p>73.01</text:p>
          </table:table-cell>
          <table:table-cell table:style-name="ce39" table:formula="of:=[.J5]*0.0001" office:value-type="float" office:value="43.1018518518519" calcext:value-type="float">
            <text:p>43.10</text:p>
          </table:table-cell>
          <table:table-cell table:style-name="ce39" table:formula="of:=[.K5]*0.0001" office:value-type="float" office:value="73.0092592592593" calcext:value-type="float">
            <text:p>73.01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style-name="ce37"/>
          <table:table-cell table:style-name="ce13"/>
          <table:table-cell table:style-name="ce40" office:value-type="string" calcext:value-type="string" table:number-columns-spanned="4" table:number-rows-spanned="1">
            <text:p>Average</text:p>
          </table:table-cell>
          <table:covered-table-cell table:number-columns-repeated="3" table:style-name="ce41"/>
          <table:table-cell/>
          <table:table-cell table:style-name="ce40" office:value-type="string" calcext:value-type="string" table:number-columns-spanned="4" table:number-rows-spanned="1">
            <text:p>Average</text:p>
          </table:table-cell>
          <table:covered-table-cell table:number-columns-repeated="3" table:style-name="ce41"/>
        </table:table-row>
        <table:table-row table:style-name="ro2">
          <table:table-cell table:number-columns-repeated="2"/>
          <table:table-cell table:style-name="ce1"/>
          <table:table-cell table:style-name="ce9" office:value-type="string" calcext:value-type="string">
            <text:p>Static</text:p>
          </table:table-cell>
          <table:table-cell table:style-name="ce9" office:value-type="string" calcext:value-type="string">
            <text:p>PTL</text:p>
          </table:table-cell>
          <table:table-cell table:style-name="ce9" office:value-type="string" calcext:value-type="string">
            <text:p>all</text:p>
          </table:table-cell>
          <table:table-cell/>
          <table:table-cell table:style-name="ce1"/>
          <table:table-cell table:style-name="ce9" office:value-type="string" calcext:value-type="string">
            <text:p>CMOS Logic</text:p>
          </table:table-cell>
          <table:table-cell table:style-name="ce9" office:value-type="string" calcext:value-type="string">
            <text:p>PTL</text:p>
          </table:table-cell>
          <table:table-cell table:style-name="ce9" office:value-type="string" calcext:value-type="string">
            <text:p>All XOR Versions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CMOS</text:p>
          </table:table-cell>
          <table:table-cell table:style-name="ce42" table:formula="of:=SUM([.C3:.F3])/4" office:value-type="float" office:value="167129.62962963" calcext:value-type="float">
            <text:p>16.71E+04</text:p>
          </table:table-cell>
          <table:table-cell table:style-name="ce42" table:formula="of:=SUM([.G3:.K3])/5" office:value-type="float" office:value="216388.888888889" calcext:value-type="float">
            <text:p>21.64E+04</text:p>
          </table:table-cell>
          <table:table-cell table:style-name="ce42" table:formula="of:=SUM([.C3:.K3])/9" office:value-type="float" office:value="194495.884773663" calcext:value-type="float">
            <text:p>19.45E+04</text:p>
          </table:table-cell>
          <table:table-cell/>
          <table:table-cell table:style-name="ce1" office:value-type="string" calcext:value-type="string">
            <text:p>CMOS</text:p>
          </table:table-cell>
          <table:table-cell table:style-name="ce21" table:formula="of:=(SUM([.C3:.F3])/4)*0.0001" office:value-type="float" office:value="16.712962962963" calcext:value-type="float">
            <text:p>16.71</text:p>
          </table:table-cell>
          <table:table-cell table:style-name="ce21" table:formula="of:=(SUM([.G3:.K3])/5)*0.0001" office:value-type="float" office:value="21.6388888888889" calcext:value-type="float">
            <text:p>21.64</text:p>
          </table:table-cell>
          <table:table-cell table:style-name="ce21" table:formula="of:=(SUM([.C3:.K3])/9)*0.0001" office:value-type="float" office:value="19.4495884773663" calcext:value-type="float">
            <text:p>19.45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finFET</text:p>
          </table:table-cell>
          <table:table-cell table:style-name="ce42" table:formula="of:=SUM([.C5:.F5])/4" office:value-type="float" office:value="527777.777777778" calcext:value-type="float">
            <text:p>52.78E+04</text:p>
          </table:table-cell>
          <table:table-cell table:style-name="ce42" table:formula="of:=SUM([.G5:.K5])/5" office:value-type="float" office:value="631574.074074074" calcext:value-type="float">
            <text:p>63.16E+04</text:p>
          </table:table-cell>
          <table:table-cell table:style-name="ce42" table:formula="of:=SUM([.C5:.K5])/9" office:value-type="float" office:value="585442.386831276" calcext:value-type="float">
            <text:p>58.54E+04</text:p>
          </table:table-cell>
          <table:table-cell/>
          <table:table-cell table:style-name="ce1" office:value-type="string" calcext:value-type="string">
            <text:p>FinFET</text:p>
          </table:table-cell>
          <table:table-cell table:style-name="ce21" table:formula="of:=(SUM([.C5:.F5])/4)*0.0001" office:value-type="float" office:value="52.7777777777778" calcext:value-type="float">
            <text:p>52.78</text:p>
          </table:table-cell>
          <table:table-cell table:style-name="ce21" table:formula="of:=(SUM([.G5:.K5])/5)*0.0001" office:value-type="float" office:value="63.1574074074074" calcext:value-type="float">
            <text:p>63.16</text:p>
          </table:table-cell>
          <table:table-cell table:style-name="ce21" table:formula="of:=(SUM([.C5:.K5])/9)*0.0001" office:value-type="float" office:value="58.5442386831276" calcext:value-type="float">
            <text:p>58.54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2"/>
          <table:table-cell table:style-name="ce13" table:number-columns-repeated="9"/>
        </table:table-row>
        <table:table-row table:style-name="ro2">
          <table:table-cell table:number-columns-repeated="2"/>
          <table:table-cell table:style-name="ce1" table:number-columns-repeated="9"/>
        </table:table-row>
        <table:table-row table:style-name="ro2">
          <table:table-cell table:number-columns-repeated="2"/>
          <table:table-cell table:style-name="ce19"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</table:table-row>
        <table:table-row table:style-name="ro2">
          <table:table-cell table:number-columns-repeated="2"/>
          <table:table-cell table:number-columns-repeated="5" office:value-type="float" office:value="1.32" calcext:value-type="float">
            <text:p>1.32</text:p>
          </table:table-cell>
          <table:table-cell table:number-columns-repeated="4" office:value-type="float" office:value="2.73" calcext:value-type="float">
            <text:p>2.73</text:p>
          </table:table-cell>
        </table:table-row>
      </table:table>
      <table:named-expressions/>
      <table:database-ranges>
        <table:database-range table:name="__Anonymous_Sheet_DB__0" table:target-range-address="cmos_25.D23:cmos_25.L24">
          <table:sort>
            <table:sort-by table:field-number="0" table:data-type="automatic"/>
          </table:sort>
        </table:database-range>
        <table:database-range table:name="__Anonymous_Sheet_DB__1" table:target-range-address="finFET_25.C10:finFET_25.E10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1" loext:min-decimal-places="1" number:min-integer-digits="2" number:min-exponent-digits="3" loext:exponent-interval="2" loext:forced-exponent-sign="true"/>
    </number:number-style>
    <number:number-style style:name="N123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24">
      <number:scientific-number number:decimal-places="1" loext:min-decimal-places="1" number:min-integer-digits="2" number:min-exponent-digits="2" loext:exponent-interval="2" loext:forced-exponent-sign="true"/>
    </number:number-style>
    <number:number-style style:name="N125">
      <number:scientific-number number:decimal-places="1" loext:min-decimal-places="1" number:min-integer-digits="3" number:min-exponent-digits="2" loext:exponent-interval="3" loext:forced-exponent-sign="true"/>
    </number:number-style>
    <number:number-style style:name="N126">
      <number:scientific-number number:decimal-places="0" loext:min-decimal-places="0" number:min-integer-digits="2" number:min-exponent-digits="2" loext:exponent-interval="2" loext:forced-exponent-sign="true"/>
    </number:number-style>
    <number:number-style style:name="N127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10:20:28.872228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6:39:06.518587178</meta:creation-date>
    <dc:date>2019-09-09T17:01:36.533997290</dc:date>
    <meta:editing-duration>P3DT17H58M57S</meta:editing-duration>
    <meta:editing-cycles>43</meta:editing-cycles>
    <meta:generator>LibreOffice/6.0.7.3$Linux_X86_64 LibreOffice_project/00m0$Build-3</meta:generator>
    <meta:document-statistic meta:table-count="11" meta:cell-count="113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ed1c24" draw:fill-color="#ed1c24" dr3d:edge-rounding="5%"/>
      <style:text-properties fo:font-size="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style-name="ch1">
        <chart:plot-area chart:style-name="ch2" table:cell-range-address="finFET_25.B2:finFET_25.L2 finFET_25.A10:finFET_25.A10 finFET_25.B11:finFET_25.L11" chart:data-source-has-labels="both" svg:x="1.701cm" svg:y="0.18cm" svg:width="13.99cm" svg:height="7.669cm">
          <chartooo:coordinate-region svg:x="2.322cm" svg:y="0.379cm" svg:width="13.369cm" svg:height="6.823cm"/>
          <chart:axis chart:dimension="x" chart:name="primary-x" chart:style-name="ch3" chartooo:axis-type="auto">
            <chartooo:date-scale/>
            <chart:title svg:x="7.726cm" svg:y="8.029cm" chart:style-name="ch4">
              <text:p>XOR version</text:p>
            </chart:title>
            <chart:categories table:cell-range-address="finFET_25.B2:finFET_25.L2"/>
            <chart:grid chart:style-name="ch5" chart:class="major"/>
          </chart:axis>
          <chart:axis chart:dimension="y" chart:name="primary-y" chart:style-name="ch6">
            <chart:title svg:x="0.451cm" svg:y="6.148cm" chart:style-name="ch7">
              <text:p>Linear Energy Transfer - LET
(keVcm²/mg)</text:p>
            </chart:title>
            <chart:grid chart:style-name="ch5" chart:class="major"/>
          </chart:axis>
          <chart:series chart:style-name="ch8" chart:values-cell-range-address="finFET_25.B11:finFET_25.L11" chart:label-cell-address="finFET_25.A10:finFET_25.A10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_25.B2:finFET_25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finFET_25.A10:finFET_25.A10</svg:desc>
                </draw:g>
              </table:table-cell>
              <table:table-cell office:value-type="float" office:value="NaN">
                <text:p>NaN</text:p>
                <draw:g>
                  <svg:desc>finFET_25.B11:finFET_25.L11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Worst Case CMOS</text:p>
        </chart:title>
        <chart:plot-area chart:style-name="ch3" table:cell-range-address="cmos_25.B2:cmos_25.L2 cmos_25.A10:cmos_25.A10 cmos_25.B11:cmos_25.L11" chart:data-source-has-labels="both" svg:x="1.701cm" svg:y="1.275cm" svg:width="13.979cm" svg:height="6.564cm">
          <chartooo:coordinate-region svg:x="2.799cm" svg:y="1.474cm" svg:width="12.881cm" svg:height="5.718cm"/>
          <chart:axis chart:dimension="x" chart:name="primary-x" chart:style-name="ch4" chartooo:axis-type="auto">
            <chartooo:date-scale/>
            <chart:title svg:x="7.72cm" svg:y="8.019cm" chart:style-name="ch5">
              <text:p>XOR version</text:p>
            </chart:title>
            <chart:categories table:cell-range-address="cmos_25.B2:cmos_25.L2"/>
            <chart:grid chart:style-name="ch6" chart:class="major"/>
          </chart:axis>
          <chart:axis chart:dimension="y" chart:name="primary-y" chart:style-name="ch7">
            <chart:title svg:x="0.451cm" svg:y="6.691cm" chart:style-name="ch8">
              <text:p>Linear Energy Transfer - LET
(keV*cm2/mg)</text:p>
            </chart:title>
            <chart:grid chart:style-name="ch6" chart:class="major"/>
          </chart:axis>
          <chart:series chart:style-name="ch9" chart:values-cell-range-address="cmos_25.B11:cmos_25.L11" chart:label-cell-address="cmos_25.A10:cmos_25.A10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_25.B2:cmos_25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cmos_25.A10:cmos_25.A10</svg:desc>
                </draw:g>
              </table:table-cell>
              <table:table-cell office:value-type="float" office:value="NaN">
                <text:p>NaN</text:p>
                <draw:g>
                  <svg:desc>cmos_25.B11:cmos_25.L11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graphic-properties svg:stroke-width="0.02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25cm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width="0.025cm" svg:stroke-color="#b3b3b3"/>
    </style:style>
    <style:style style:name="ch7" style:family="chart" style:data-style-name="N1">
      <style:chart-properties chart:display-label="true" chart:logarithmic="false" chart:minimum="0" chart:maximum="85" chart:origin="0" chart:reverse-direction="false" text:line-break="false" loext:try-staggering-first="false" chart:link-data-style-to-source="false" chart:axis-position="1"/>
      <style:graphic-properties svg:stroke-width="0.025cm"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9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ff420e" draw:fill-color="#ff420e"/>
      <style:text-properties fo:font-size="9pt" style:font-size-asian="10pt" style:font-size-complex="10pt"/>
    </style:style>
    <style:style style:name="ch11" style:family="chart">
      <style:graphic-properties draw:stroke="solid" svg:stroke-width="0.025cm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svg:x="2.315cm" svg:y="0.453cm" style:legend-expansion="custom" chartooo:width="1.693cm" chartooo:height="1.325cm" style:legend-expansion-aspect-ratio="1.2777358490566" chart:style-name="ch2"/>
        <chart:plot-area chart:style-name="ch3" table:cell-range-address="sumary.B2:sumary.L2 sumary.A3:sumary.A3 sumary.B4:sumary.L4 sumary.A5:sumary.A5 sumary.B6:sumary.L6" chart:data-source-has-labels="both" svg:x="1.331cm" svg:y="0.18cm" svg:width="14.352cm" svg:height="7.666cm">
          <chartooo:coordinate-region svg:x="1.952cm" svg:y="0.18cm" svg:width="13.731cm" svg:height="7.019cm"/>
          <chart:axis chart:dimension="x" chart:name="primary-x" chart:style-name="ch4" chartooo:axis-type="auto">
            <chartooo:date-scale/>
            <chart:title svg:x="7.537cm" svg:y="8.026cm" chart:style-name="ch5">
              <text:p>XOR version</text:p>
            </chart:title>
            <chart:categories table:cell-range-address="sumary.B2:sumary.L2"/>
            <chart:grid chart:style-name="ch6" chart:class="major"/>
          </chart:axis>
          <chart:axis chart:dimension="y" chart:name="primary-y" chart:style-name="ch7">
            <chart:title svg:x="0.451cm" svg:y="7.1cm" chart:style-name="ch8">
              <text:p>Linear Energy Transfer - LET (keVcm²/mg)</text:p>
            </chart:title>
            <chart:grid chart:style-name="ch6" chart:class="major"/>
          </chart:axis>
          <chart:series chart:style-name="ch9" chart:values-cell-range-address="sumary.B4:sumary.L4" chart:label-cell-address="sumary.A3:sumary.A3" chart:class="chart:line">
            <chart:data-point chart:repeated="11"/>
          </chart:series>
          <chart:series chart:style-name="ch10" chart:values-cell-range-address="sumary.B6:sumary.L6" chart:label-cell-address="sumary.A5:sumary.A5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ary.B2:sumary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NaN">
                <text:p>NaN</text:p>
                <draw:g>
                  <svg:desc>sumary.B4:sumary.L4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NaN">
                <text:p>NaN</text:p>
                <draw:g>
                  <svg:desc>sumary.B6:sumary.L6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Worst Case CMOS</text:p>
        </chart:title>
        <chart:plot-area chart:style-name="ch3" table:cell-range-address="cmos_25.A14:cmos_25.L15" chart:data-source-has-labels="both" svg:x="1.331cm" svg:y="1.275cm" svg:width="14.349cm" svg:height="6.564cm">
          <chartooo:coordinate-region svg:x="2.058cm" svg:y="1.474cm" svg:width="13.622cm" svg:height="5.718cm"/>
          <chart:axis chart:dimension="x" chart:name="primary-x" chart:style-name="ch4" chartooo:axis-type="auto">
            <chartooo:date-scale/>
            <chart:title svg:x="7.535cm" svg:y="8.019cm" chart:style-name="ch5">
              <text:p>XOR version</text:p>
            </chart:title>
            <chart:categories table:cell-range-address="cmos_25.B14:cmos_25.L14"/>
            <chart:grid chart:style-name="ch6" chart:class="major"/>
          </chart:axis>
          <chart:axis chart:dimension="y" chart:name="primary-y" chart:style-name="ch4">
            <chart:title svg:x="0.451cm" svg:y="6.691cm" chart:style-name="ch7">
              <text:p>Linear Energy Transfer - LET</text:p>
            </chart:title>
            <chart:grid chart:style-name="ch6" chart:class="major"/>
          </chart:axis>
          <chart:series chart:style-name="ch8" chart:values-cell-range-address="cmos_25.B15:cmos_25.L15" chart:label-cell-address="cmos_25.A15:cmos_25.A15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_25.B14:cmos_25.L14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8</text:p>
              </table:table-cell>
              <table:table-cell office:value-type="string">
                <text:p>V2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mos_25.A15:cmos_25.A15</svg:desc>
                </draw:g>
              </table:table-cell>
              <table:table-cell office:value-type="float" office:value="NaN">
                <text:p>NaN</text:p>
                <draw:g>
                  <svg:desc>cmos_25.B15:cmos_25.L15</svg:desc>
                </draw:g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minimum="0" chart:maximum="8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9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style:rotation-angle="90"/>
      <style:graphic-properties draw:stroke="none" draw:fill-color="#ff420e"/>
      <style:text-properties fo:font-size="9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2.482cm" svg:y="0.643cm" style:legend-expansion="custom" chartooo:width="2.248cm" chartooo:height="1.102cm" style:legend-expansion-aspect-ratio="2.03992740471869" chart:style-name="ch2"/>
        <chart:plot-area chart:style-name="ch3" table:cell-range-address="sumary.B2:sumary.L2 sumary.A3:sumary.A3 sumary.B4:sumary.L4 sumary.A5:sumary.A5 sumary.B6:sumary.L6" chart:data-source-has-labels="both" svg:x="1.701cm" svg:y="0.18cm" svg:width="13.979cm" svg:height="7.659cm">
          <chartooo:coordinate-region svg:x="2.322cm" svg:y="0.18cm" svg:width="13.358cm" svg:height="7.012cm"/>
          <chart:axis chart:dimension="x" chart:name="primary-x" chart:style-name="ch4" chartooo:axis-type="auto">
            <chartooo:date-scale/>
            <chart:title svg:x="7.72cm" svg:y="8.019cm" chart:style-name="ch5">
              <text:p>XOR version</text:p>
            </chart:title>
            <chart:categories table:cell-range-address="sumary.B2:sumary.L2"/>
            <chart:grid chart:style-name="ch6" chart:class="major"/>
          </chart:axis>
          <chart:axis chart:dimension="y" chart:name="primary-y" chart:style-name="ch7">
            <chart:title svg:x="0.451cm" svg:y="6.143cm" chart:style-name="ch8">
              <text:p>Linear Energy Transfer - LET
(keVcm²/mg)</text:p>
            </chart:title>
            <chart:grid chart:style-name="ch6" chart:class="major"/>
          </chart:axis>
          <chart:series chart:style-name="ch9" chart:values-cell-range-address="sumary.B4:sumary.L4" chart:label-cell-address="sumary.A3:sumary.A3" chart:class="chart:bar">
            <chart:data-point chart:repeated="11"/>
          </chart:series>
          <chart:series chart:style-name="ch10" chart:values-cell-range-address="sumary.B6:sumary.L6" chart:label-cell-address="sumary.A5:sumary.A5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ary.B2:sumary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NaN">
                <text:p>NaN</text:p>
                <draw:g>
                  <svg:desc>sumary.B4:sumary.L4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NaN">
                <text:p>NaN</text:p>
                <draw:g>
                  <svg:desc>sumary.B6:sumary.L6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plot-area chart:style-name="ch2" table:cell-range-address="finFET_25.B2:finFET_25.L2 finFET_25.A10:finFET_25.A10 finFET_25.B11:finFET_25.L11" chart:data-source-has-labels="both" svg:x="1.701cm" svg:y="0.18cm" svg:width="13.99cm" svg:height="7.669cm">
          <chartooo:coordinate-region svg:x="2.322cm" svg:y="0.379cm" svg:width="13.369cm" svg:height="6.823cm"/>
          <chart:axis chart:dimension="x" chart:name="primary-x" chart:style-name="ch3" chartooo:axis-type="auto">
            <chartooo:date-scale/>
            <chart:title svg:x="7.726cm" svg:y="8.029cm" chart:style-name="ch4">
              <text:p>XOR version</text:p>
            </chart:title>
            <chart:categories table:cell-range-address="finFET_25.B2:finFET_25.L2"/>
            <chart:grid chart:style-name="ch5" chart:class="major"/>
          </chart:axis>
          <chart:axis chart:dimension="y" chart:name="primary-y" chart:style-name="ch6">
            <chart:title svg:x="0.451cm" svg:y="6.148cm" chart:style-name="ch7">
              <text:p>Linear Energy Transfer - LET
(keVcm²/mg)</text:p>
            </chart:title>
            <chart:grid chart:style-name="ch5" chart:class="major"/>
          </chart:axis>
          <chart:series chart:style-name="ch8" chart:values-cell-range-address="finFET_25.B11:finFET_25.L11" chart:label-cell-address="finFET_25.A10:finFET_25.A10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_25.B2:finFET_25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finFET_25.A10:finFET_25.A10</svg:desc>
                </draw:g>
              </table:table-cell>
              <table:table-cell office:value-type="float" office:value="NaN">
                <text:p>NaN</text:p>
                <draw:g>
                  <svg:desc>finFET_25.B11:finFET_25.L11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cmos_25.B2:cmos_25.L2 cmos_25.A10:cmos_25.A10 cmos_25.B11:cmos_25.L11" chart:data-source-has-labels="both" svg:x="1.701cm" svg:y="0.18cm" svg:width="13.979cm" svg:height="7.659cm">
          <chartooo:coordinate-region svg:x="2.322cm" svg:y="0.379cm" svg:width="13.358cm" svg:height="6.813cm"/>
          <chart:axis chart:dimension="x" chart:name="primary-x" chart:style-name="ch3" chartooo:axis-type="auto">
            <chartooo:date-scale/>
            <chart:title svg:x="7.72cm" svg:y="8.019cm" chart:style-name="ch4">
              <text:p>XOR version</text:p>
            </chart:title>
            <chart:categories table:cell-range-address="cmos_25.B2:cmos_25.L2"/>
            <chart:grid chart:style-name="ch5" chart:class="major"/>
          </chart:axis>
          <chart:axis chart:dimension="y" chart:name="primary-y" chart:style-name="ch6">
            <chart:title svg:x="0.451cm" svg:y="6.143cm" chart:style-name="ch7">
              <text:p>Linear Energy Transfer - LET
(keVcm²/mg)</text:p>
            </chart:title>
            <chart:grid chart:style-name="ch5" chart:class="major"/>
          </chart:axis>
          <chart:series chart:style-name="ch8" chart:values-cell-range-address="cmos_25.B11:cmos_25.L11" chart:label-cell-address="cmos_25.A10:cmos_25.A10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_25.B2:cmos_25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cmos_25.A10:cmos_25.A10</svg:desc>
                </draw:g>
              </table:table-cell>
              <table:table-cell office:value-type="float" office:value="NaN">
                <text:p>NaN</text:p>
                <draw:g>
                  <svg:desc>cmos_25.B11:cmos_25.L11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24">
      <number:scientific-number number:decimal-places="1" loext:min-decimal-places="1" number:min-integer-digits="2" number:min-exponent-digits="2" loext:exponent-interval="2" loext:forced-exponent-sign="true"/>
    </number:number-style>
    <style:style style:name="ch1" style:family="chart">
      <style:graphic-properties draw:stroke="none" draw:fill="none"/>
    </style:style>
    <style:style style:name="ch2" style:family="chart">
      <style:graphic-properties svg:stroke-width="0.02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25cm" svg:stroke-color="#b3b3b3"/>
      <style:text-properties fo:font-size="10pt" style:font-size-asian="10pt" style:font-size-complex="10pt"/>
    </style:style>
    <style:style style:name="ch5" style:family="chart">
      <style:graphic-properties draw:stroke="dash" draw:stroke-dash="Fine_20_Dashed" svg:stroke-width="0.025cm" svg:stroke-color="#b3b3b3"/>
    </style:style>
    <style:style style:name="ch6" style:family="chart">
      <style:graphic-properties draw:stroke="dash" draw:stroke-dash="Fine_20_Dashed" svg:stroke-width="0.025cm" svg:stroke-color="#dddddd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width="0.025cm"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width="0.025cm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.261cm" svg:y="0.509cm" style:legend-expansion="custom" chartooo:width="1.785cm" chartooo:height="1.096cm" style:legend-expansion-aspect-ratio="1.6286496350365" chart:style-name="ch2"/>
        <chart:plot-area chart:style-name="ch3" table:cell-range-address="sumary.H9:sumary.K11" chart:data-source-has-labels="both" svg:x="0.32cm" svg:y="0.18cm" svg:width="15.36cm" svg:height="8.64cm">
          <chartooo:coordinate-region svg:x="0.941cm" svg:y="0.379cm" svg:width="14.739cm" svg:height="7.794cm"/>
          <chart:axis chart:dimension="x" chart:name="primary-x" chart:style-name="ch4" chartooo:axis-type="auto">
            <chartooo:date-scale/>
            <chart:categories table:cell-range-address="sumary.I9:sumary.K9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</chart:axis>
          <chart:series chart:style-name="ch8" chart:values-cell-range-address="sumary.I10:sumary.K10" chart:label-cell-address="sumary.H10:sumary.H10" chart:class="chart:bar">
            <chart:data-point chart:repeated="3"/>
          </chart:series>
          <chart:series chart:style-name="ch9" chart:values-cell-range-address="sumary.I11:sumary.K11" chart:label-cell-address="sumary.H11:sumary.H1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MOS Logic</text:p>
                <draw:g>
                  <svg:desc>sumary.I9:sumary.K9</svg:desc>
                </draw:g>
              </table:table-cell>
              <table:table-cell office:value-type="string">
                <text:p>PTL</text:p>
              </table:table-cell>
              <table:table-cell office:value-type="string">
                <text:p>All XOR Versions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H10:sumary.H10</svg:desc>
                </draw:g>
              </table:table-cell>
              <table:table-cell office:value-type="float" office:value="16.712962962963">
                <text:p>16.712962962963</text:p>
                <draw:g>
                  <svg:desc>sumary.I10:sumary.K10</svg:desc>
                </draw:g>
              </table:table-cell>
              <table:table-cell office:value-type="float" office:value="21.6388888888889">
                <text:p>21.6388888888889</text:p>
              </table:table-cell>
              <table:table-cell office:value-type="float" office:value="19.4495884773663">
                <text:p>19.4495884773663</text:p>
              </table:table-cell>
            </table:table-row>
            <table:table-row>
              <table:table-cell office:value-type="string">
                <text:p>FinFET</text:p>
                <draw:g>
                  <svg:desc>sumary.H11:sumary.H11</svg:desc>
                </draw:g>
              </table:table-cell>
              <table:table-cell office:value-type="float" office:value="52.7777777777778">
                <text:p>52.7777777777778</text:p>
                <draw:g>
                  <svg:desc>sumary.I11:sumary.K11</svg:desc>
                </draw:g>
              </table:table-cell>
              <table:table-cell office:value-type="float" office:value="63.1574074074074">
                <text:p>63.1574074074074</text:p>
              </table:table-cell>
              <table:table-cell office:value-type="float" office:value="58.5442386831276">
                <text:p>58.544238683127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